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2.005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8.991cm"/>
    </style:style>
    <style:style style:name="co8" style:family="table-column">
      <style:table-column-properties fo:break-before="auto" style:column-width="11.2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nsert into zawodnicy(imie, nazwisko, plec, poziom, pozycja, menu, rozmiar) values ('</text:p>
          </table:table-cell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poziom</text:p>
          </table:table-cell>
          <table:table-cell table:style-name="ce1" office:value-type="string">
            <text:p>pozycja</text:p>
          </table:table-cell>
          <table:table-cell table:style-name="ce1" office:value-type="string">
            <text:p>menu</text:p>
          </table:table-cell>
          <table:table-cell table:style-name="ce1" office:value-type="string">
            <text:p>rozmiar</text:p>
          </table:table-cell>
          <table:table-cell table:style-name="ce1" office:value-type="string">
            <text:p>Do skopiowania</text:p>
          </table:table-cell>
          <table:table-cell/>
          <table:table-cell table:style-name="ce2" office:value-type="string">
            <text:p>Do wyszukania</text:p>
          </table:table-cell>
          <table:table-cell table:style-name="ce2" office:value-type="string">
            <text:p>Rozmiary</text:p>
          </table:table-cell>
        </table:table-row>
        <table:table-row table:style-name="ro1">
          <table:table-cell/>
          <table:table-cell office:value-type="string">
            <text:p>Beat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]&amp;&quot;','&quot;&amp;[.C2]&amp;&quot;','&quot;&amp;[.D2]&amp;&quot;',&quot;&amp;[.E2]&amp;&quot;,'&quot;&amp;[.F2]&amp;&quot;','&quot;&amp;[.G2]&amp;&quot;','&quot;&amp;[.H2]&amp;&quot;');&quot;" office:value-type="string" office:string-value="insert into zawodnicy(imie, nazwisko, plec, poziom, pozycja, menu, rozmiar) values ('Beata','Baranowska','K',5,'handler','mięso','S');">
            <text:p>insert into zawodnicy(imie, nazwisko, plec, poziom, pozycja, menu, rozmiar) values ('Beata','Baranowska','K',5,'handler','mięso','S');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XS</text:p>
          </table:table-cell>
        </table:table-row>
        <table:table-row table:style-name="ro1">
          <table:table-cell/>
          <table:table-cell office:value-type="string">
            <text:p>An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]&amp;&quot;','&quot;&amp;[.C3]&amp;&quot;','&quot;&amp;[.D3]&amp;&quot;',&quot;&amp;[.E3]&amp;&quot;,'&quot;&amp;[.F3]&amp;&quot;','&quot;&amp;[.G3]&amp;&quot;','&quot;&amp;[.H3]&amp;&quot;');&quot;" office:value-type="string" office:string-value="insert into zawodnicy(imie, nazwisko, plec, poziom, pozycja, menu, rozmiar) values ('Anna','Nowak','K',7,'cutter','mięso','XL');">
            <text:p>insert into zawodnicy(imie, nazwisko, plec, poziom, pozycja, menu, rozmiar) values ('Anna','Nowak','K',7,'cutter','mięso','XL');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S</text:p>
          </table:table-cell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4]&amp;&quot;','&quot;&amp;[.C4]&amp;&quot;','&quot;&amp;[.D4]&amp;&quot;',&quot;&amp;[.E4]&amp;&quot;,'&quot;&amp;[.F4]&amp;&quot;','&quot;&amp;[.G4]&amp;&quot;','&quot;&amp;[.H4]&amp;&quot;');&quot;" office:value-type="string" office:string-value="insert into zawodnicy(imie, nazwisko, plec, poziom, pozycja, menu, rozmiar) values ('Stanisława','Wilk','K',8,'cutter','mięso','L');">
            <text:p>insert into zawodnicy(imie, nazwisko, plec, poziom, pozycja, menu, rozmiar) values ('Stanisława','Wilk','K',8,'cutter','mięso','L');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M</text:p>
          </table:table-cell>
        </table:table-row>
        <table:table-row table:style-name="ro1">
          <table:table-cell/>
          <table:table-cell office:value-type="string">
            <text:p>Karolin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]&amp;&quot;','&quot;&amp;[.C5]&amp;&quot;','&quot;&amp;[.D5]&amp;&quot;',&quot;&amp;[.E5]&amp;&quot;,'&quot;&amp;[.F5]&amp;&quot;','&quot;&amp;[.G5]&amp;&quot;','&quot;&amp;[.H5]&amp;&quot;');&quot;" office:value-type="string" office:string-value="insert into zawodnicy(imie, nazwisko, plec, poziom, pozycja, menu, rozmiar) values ('Karolina','Andrzejewska','K',4,'cutter','mięso','XS');">
            <text:p>insert into zawodnicy(imie, nazwisko, plec, poziom, pozycja, menu, rozmiar) values ('Karolina','Andrzejewska','K',4,'cutter','mięso','XS');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L</text:p>
          </table:table-cell>
        </table:table-row>
        <table:table-row table:style-name="ro1">
          <table:table-cell/>
          <table:table-cell office:value-type="string">
            <text:p>Krystyna</text:p>
          </table:table-cell>
          <table:table-cell office:value-type="string">
            <text:p>Kowal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]&amp;&quot;','&quot;&amp;[.C6]&amp;&quot;','&quot;&amp;[.D6]&amp;&quot;',&quot;&amp;[.E6]&amp;&quot;,'&quot;&amp;[.F6]&amp;&quot;','&quot;&amp;[.G6]&amp;&quot;','&quot;&amp;[.H6]&amp;&quot;');&quot;" office:value-type="string" office:string-value="insert into zawodnicy(imie, nazwisko, plec, poziom, pozycja, menu, rozmiar) values ('Krystyna','Kowalska','K',8,'cutter','mięso','S');">
            <text:p>insert into zawodnicy(imie, nazwisko, plec, poziom, pozycja, menu, rozmiar) values ('Krystyna','Kowalska','K',8,'cutter','mięso','S');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XL</text:p>
          </table:table-cell>
        </table:table-row>
        <table:table-row table:style-name="ro1">
          <table:table-cell/>
          <table:table-cell office:value-type="string">
            <text:p>Stefania</text:p>
          </table:table-cell>
          <table:table-cell office:value-type="string">
            <text:p>Adam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]&amp;&quot;','&quot;&amp;[.C7]&amp;&quot;','&quot;&amp;[.D7]&amp;&quot;',&quot;&amp;[.E7]&amp;&quot;,'&quot;&amp;[.F7]&amp;&quot;','&quot;&amp;[.G7]&amp;&quot;','&quot;&amp;[.H7]&amp;&quot;');&quot;" office:value-type="string" office:string-value="insert into zawodnicy(imie, nazwisko, plec, poziom, pozycja, menu, rozmiar) values ('Stefania','Adamska','K',5,'cutter','wege','M');">
            <text:p>insert into zawodnicy(imie, nazwisko, plec, poziom, pozycja, menu, rozmiar) values ('Stefania','Adamska','K',5,'cutter','wege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azimiera</text:p>
          </table:table-cell>
          <table:table-cell office:value-type="string">
            <text:p>Wysoc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]&amp;&quot;','&quot;&amp;[.C8]&amp;&quot;','&quot;&amp;[.D8]&amp;&quot;',&quot;&amp;[.E8]&amp;&quot;,'&quot;&amp;[.F8]&amp;&quot;','&quot;&amp;[.G8]&amp;&quot;','&quot;&amp;[.H8]&amp;&quot;');&quot;" office:value-type="string" office:string-value="insert into zawodnicy(imie, nazwisko, plec, poziom, pozycja, menu, rozmiar) values ('Kazimiera','Wysocka','K',8,'cutter','mięso','XL');">
            <text:p>insert into zawodnicy(imie, nazwisko, plec, poziom, pozycja, menu, rozmiar) values ('Kazimiera','Wysocka','K',8,'cutter','mięso','XL');</text:p>
          </table:table-cell>
          <table:table-cell/>
          <table:table-cell table:style-name="ce1" office:value-type="string">
            <text:p>GENERATOR IMION I NAZWISK:</text:p>
          </table:table-cell>
          <table:table-cell/>
        </table:table-row>
        <table:table-row table:style-name="ro1">
          <table:table-cell/>
          <table:table-cell office:value-type="string">
            <text:p>Grażyn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9]&amp;&quot;','&quot;&amp;[.C9]&amp;&quot;','&quot;&amp;[.D9]&amp;&quot;',&quot;&amp;[.E9]&amp;&quot;,'&quot;&amp;[.F9]&amp;&quot;','&quot;&amp;[.G9]&amp;&quot;','&quot;&amp;[.H9]&amp;&quot;');&quot;" office:value-type="string" office:string-value="insert into zawodnicy(imie, nazwisko, plec, poziom, pozycja, menu, rozmiar) values ('Grażyna','Marciniak','K',3,'cutter','wege','XL');">
            <text:p>insert into zawodnicy(imie, nazwisko, plec, poziom, pozycja, menu, rozmiar) values ('Grażyna','Marciniak','K',3,'cutter','wege','XL');</text:p>
          </table:table-cell>
          <table:table-cell/>
          <table:table-cell table:style-name="ce1" office:value-type="string">
            <text:p>http://pinkunicornstudio.pl/apps/generator.html</text:p>
          </table:table-cell>
          <table:table-cell/>
        </table:table-row>
        <table:table-row table:style-name="ro1">
          <table:table-cell/>
          <table:table-cell office:value-type="string">
            <text:p>Izabel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0]&amp;&quot;','&quot;&amp;[.C10]&amp;&quot;','&quot;&amp;[.D10]&amp;&quot;',&quot;&amp;[.E10]&amp;&quot;,'&quot;&amp;[.F10]&amp;&quot;','&quot;&amp;[.G10]&amp;&quot;','&quot;&amp;[.H10]&amp;&quot;');&quot;" office:value-type="string" office:string-value="insert into zawodnicy(imie, nazwisko, plec, poziom, pozycja, menu, rozmiar) values ('Izabela','Mazurek','K',1,'handler','mięso','XS');">
            <text:p>insert into zawodnicy(imie, nazwisko, plec, poziom, pozycja, menu, rozmiar) values ('Izabela','Mazurek','K',1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ofi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1]&amp;&quot;','&quot;&amp;[.C11]&amp;&quot;','&quot;&amp;[.D11]&amp;&quot;',&quot;&amp;[.E11]&amp;&quot;,'&quot;&amp;[.F11]&amp;&quot;','&quot;&amp;[.G11]&amp;&quot;','&quot;&amp;[.H11]&amp;&quot;');&quot;" office:value-type="string" office:string-value="insert into zawodnicy(imie, nazwisko, plec, poziom, pozycja, menu, rozmiar) values ('Zofia','Duda','K',7,'cutter','mięso','L');">
            <text:p>insert into zawodnicy(imie, nazwisko, plec, poziom, pozycja, menu, rozmiar) values ('Zofia','Duda','K',7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eksandr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]&amp;&quot;','&quot;&amp;[.C12]&amp;&quot;','&quot;&amp;[.D12]&amp;&quot;',&quot;&amp;[.E12]&amp;&quot;,'&quot;&amp;[.F12]&amp;&quot;','&quot;&amp;[.G12]&amp;&quot;','&quot;&amp;[.H12]&amp;&quot;');&quot;" office:value-type="string" office:string-value="insert into zawodnicy(imie, nazwisko, plec, poziom, pozycja, menu, rozmiar) values ('Aleksandra','Walczak','K',4,'cutter','mięso','L');">
            <text:p>insert into zawodnicy(imie, nazwisko, plec, poziom, pozycja, menu, rozmiar) values ('Aleksandra','Walczak','K',4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gdalen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3]&amp;&quot;','&quot;&amp;[.C13]&amp;&quot;','&quot;&amp;[.D13]&amp;&quot;',&quot;&amp;[.E13]&amp;&quot;,'&quot;&amp;[.F13]&amp;&quot;','&quot;&amp;[.G13]&amp;&quot;','&quot;&amp;[.H13]&amp;&quot;');&quot;" office:value-type="string" office:string-value="insert into zawodnicy(imie, nazwisko, plec, poziom, pozycja, menu, rozmiar) values ('Magdalena','Sikorska','K',5,'handler','mięso','XS');">
            <text:p>insert into zawodnicy(imie, nazwisko, plec, poziom, pozycja, menu, rozmiar) values ('Magdalena','Sikorska','K',5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orot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4]&amp;&quot;','&quot;&amp;[.C14]&amp;&quot;','&quot;&amp;[.D14]&amp;&quot;',&quot;&amp;[.E14]&amp;&quot;,'&quot;&amp;[.F14]&amp;&quot;','&quot;&amp;[.G14]&amp;&quot;','&quot;&amp;[.H14]&amp;&quot;');&quot;" office:value-type="string" office:string-value="insert into zawodnicy(imie, nazwisko, plec, poziom, pozycja, menu, rozmiar) values ('Dorota','Tomaszewska','K',1,'cutter','mięso','S');">
            <text:p>insert into zawodnicy(imie, nazwisko, plec, poziom, pozycja, menu, rozmiar) values ('Dorota','Tomaszewska','K',1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5]&amp;&quot;','&quot;&amp;[.C15]&amp;&quot;','&quot;&amp;[.D15]&amp;&quot;',&quot;&amp;[.E15]&amp;&quot;,'&quot;&amp;[.F15]&amp;&quot;','&quot;&amp;[.G15]&amp;&quot;','&quot;&amp;[.H15]&amp;&quot;');&quot;" office:value-type="string" office:string-value="insert into zawodnicy(imie, nazwisko, plec, poziom, pozycja, menu, rozmiar) values ('Barbara','Majewska','K',9,'cutter','mięso','M');">
            <text:p>insert into zawodnicy(imie, nazwisko, plec, poziom, pozycja, menu, rozmiar) values ('Barbara','Majewska','K',9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Czarnec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6]&amp;&quot;','&quot;&amp;[.C16]&amp;&quot;','&quot;&amp;[.D16]&amp;&quot;',&quot;&amp;[.E16]&amp;&quot;,'&quot;&amp;[.F16]&amp;&quot;','&quot;&amp;[.G16]&amp;&quot;','&quot;&amp;[.H16]&amp;&quot;');&quot;" office:value-type="string" office:string-value="insert into zawodnicy(imie, nazwisko, plec, poziom, pozycja, menu, rozmiar) values ('Natalia','Czarnecka','K',3,'handler','mięso','S');">
            <text:p>insert into zawodnicy(imie, nazwisko, plec, poziom, pozycja, menu, rozmiar) values ('Natalia','Czarnecka','K',3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rszul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7]&amp;&quot;','&quot;&amp;[.C17]&amp;&quot;','&quot;&amp;[.D17]&amp;&quot;',&quot;&amp;[.E17]&amp;&quot;,'&quot;&amp;[.F17]&amp;&quot;','&quot;&amp;[.G17]&amp;&quot;','&quot;&amp;[.H17]&amp;&quot;');&quot;" office:value-type="string" office:string-value="insert into zawodnicy(imie, nazwisko, plec, poziom, pozycja, menu, rozmiar) values ('Urszula','Andrzejewska','K',7,'cutter','mięso','L');">
            <text:p>insert into zawodnicy(imie, nazwisko, plec, poziom, pozycja, menu, rozmiar) values ('Urszula','Andrzejewska','K',7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oanna</text:p>
          </table:table-cell>
          <table:table-cell office:value-type="string">
            <text:p>Gór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8]&amp;&quot;','&quot;&amp;[.C18]&amp;&quot;','&quot;&amp;[.D18]&amp;&quot;',&quot;&amp;[.E18]&amp;&quot;,'&quot;&amp;[.F18]&amp;&quot;','&quot;&amp;[.G18]&amp;&quot;','&quot;&amp;[.H18]&amp;&quot;');&quot;" office:value-type="string" office:string-value="insert into zawodnicy(imie, nazwisko, plec, poziom, pozycja, menu, rozmiar) values ('Joanna','Górska','K',6,'cutter','mięso','XS');">
            <text:p>insert into zawodnicy(imie, nazwisko, plec, poziom, pozycja, menu, rozmiar) values ('Joanna','Górska','K',6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icj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9]&amp;&quot;','&quot;&amp;[.C19]&amp;&quot;','&quot;&amp;[.D19]&amp;&quot;',&quot;&amp;[.E19]&amp;&quot;,'&quot;&amp;[.F19]&amp;&quot;','&quot;&amp;[.G19]&amp;&quot;','&quot;&amp;[.H19]&amp;&quot;');&quot;" office:value-type="string" office:string-value="insert into zawodnicy(imie, nazwisko, plec, poziom, pozycja, menu, rozmiar) values ('Alicja','Sikorska','K',9,'cutter','mięso','L');">
            <text:p>insert into zawodnicy(imie, nazwisko, plec, poziom, pozycja, menu, rozmiar) values ('Alicja','Sikorska','K',9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0]&amp;&quot;','&quot;&amp;[.C20]&amp;&quot;','&quot;&amp;[.D20]&amp;&quot;',&quot;&amp;[.E20]&amp;&quot;,'&quot;&amp;[.F20]&amp;&quot;','&quot;&amp;[.G20]&amp;&quot;','&quot;&amp;[.H20]&amp;&quot;');&quot;" office:value-type="string" office:string-value="insert into zawodnicy(imie, nazwisko, plec, poziom, pozycja, menu, rozmiar) values ('Natalia','Cieślak','K',2,'cutter','mięso','XS');">
            <text:p>insert into zawodnicy(imie, nazwisko, plec, poziom, pozycja, menu, rozmiar) values ('Natalia','Cieślak','K',2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1]&amp;&quot;','&quot;&amp;[.C21]&amp;&quot;','&quot;&amp;[.D21]&amp;&quot;',&quot;&amp;[.E21]&amp;&quot;,'&quot;&amp;[.F21]&amp;&quot;','&quot;&amp;[.G21]&amp;&quot;','&quot;&amp;[.H21]&amp;&quot;');&quot;" office:value-type="string" office:string-value="insert into zawodnicy(imie, nazwisko, plec, poziom, pozycja, menu, rozmiar) values ('Barbara','Mazurek','K',8,'cutter','mięso','XL');">
            <text:p>insert into zawodnicy(imie, nazwisko, plec, poziom, pozycja, menu, rozmiar) values ('Barbara','Mazurek','K',8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nata</text:p>
          </table:table-cell>
          <table:table-cell office:value-type="string">
            <text:p>Nowako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2]&amp;&quot;','&quot;&amp;[.C22]&amp;&quot;','&quot;&amp;[.D22]&amp;&quot;',&quot;&amp;[.E22]&amp;&quot;,'&quot;&amp;[.F22]&amp;&quot;','&quot;&amp;[.G22]&amp;&quot;','&quot;&amp;[.H22]&amp;&quot;');&quot;" office:value-type="string" office:string-value="insert into zawodnicy(imie, nazwisko, plec, poziom, pozycja, menu, rozmiar) values ('Renata','Nowakowska','K',1,'cutter','mięso','XS');">
            <text:p>insert into zawodnicy(imie, nazwisko, plec, poziom, pozycja, menu, rozmiar) values ('Renata','Nowakowska','K',1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res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3]&amp;&quot;','&quot;&amp;[.C23]&amp;&quot;','&quot;&amp;[.D23]&amp;&quot;',&quot;&amp;[.E23]&amp;&quot;,'&quot;&amp;[.F23]&amp;&quot;','&quot;&amp;[.G23]&amp;&quot;','&quot;&amp;[.H23]&amp;&quot;');&quot;" office:value-type="string" office:string-value="insert into zawodnicy(imie, nazwisko, plec, poziom, pozycja, menu, rozmiar) values ('Teresa','Sikora','K',9,'handler','mięso','XS');">
            <text:p>insert into zawodnicy(imie, nazwisko, plec, poziom, pozycja, menu, rozmiar) values ('Teresa','Sikora','K',9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eata</text:p>
          </table:table-cell>
          <table:table-cell office:value-type="string">
            <text:p>Kowalczy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4]&amp;&quot;','&quot;&amp;[.C24]&amp;&quot;','&quot;&amp;[.D24]&amp;&quot;',&quot;&amp;[.E24]&amp;&quot;,'&quot;&amp;[.F24]&amp;&quot;','&quot;&amp;[.G24]&amp;&quot;','&quot;&amp;[.H24]&amp;&quot;');&quot;" office:value-type="string" office:string-value="insert into zawodnicy(imie, nazwisko, plec, poziom, pozycja, menu, rozmiar) values ('Beata','Kowalczyk','K',2,'cutter','mięso','S');">
            <text:p>insert into zawodnicy(imie, nazwisko, plec, poziom, pozycja, menu, rozmiar) values ('Beata','Kowalczyk','K',2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lżbiet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5]&amp;&quot;','&quot;&amp;[.C25]&amp;&quot;','&quot;&amp;[.D25]&amp;&quot;',&quot;&amp;[.E25]&amp;&quot;,'&quot;&amp;[.F25]&amp;&quot;','&quot;&amp;[.G25]&amp;&quot;','&quot;&amp;[.H25]&amp;&quot;');&quot;" office:value-type="string" office:string-value="insert into zawodnicy(imie, nazwisko, plec, poziom, pozycja, menu, rozmiar) values ('Elżbieta','Wasilewska','K',2,'handler','mięso','L');">
            <text:p>insert into zawodnicy(imie, nazwisko, plec, poziom, pozycja, menu, rozmiar) values ('Elżbieta','Wasilewska','K',2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resa</text:p>
          </table:table-cell>
          <table:table-cell office:value-type="string">
            <text:p>Kwiatko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26]&amp;&quot;','&quot;&amp;[.C26]&amp;&quot;','&quot;&amp;[.D26]&amp;&quot;',&quot;&amp;[.E26]&amp;&quot;,'&quot;&amp;[.F26]&amp;&quot;','&quot;&amp;[.G26]&amp;&quot;','&quot;&amp;[.H26]&amp;&quot;');&quot;" office:value-type="string" office:string-value="insert into zawodnicy(imie, nazwisko, plec, poziom, pozycja, menu, rozmiar) values ('Teresa','Kwiatkowska','K',10,'cutter','mięso','M');">
            <text:p>insert into zawodnicy(imie, nazwisko, plec, poziom, pozycja, menu, rozmiar) values ('Teresa','Kwiatkowska','K',10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ali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7]&amp;&quot;','&quot;&amp;[.C27]&amp;&quot;','&quot;&amp;[.D27]&amp;&quot;',&quot;&amp;[.E27]&amp;&quot;,'&quot;&amp;[.F27]&amp;&quot;','&quot;&amp;[.G27]&amp;&quot;','&quot;&amp;[.H27]&amp;&quot;');&quot;" office:value-type="string" office:string-value="insert into zawodnicy(imie, nazwisko, plec, poziom, pozycja, menu, rozmiar) values ('Halina','Nowak','K',8,'handler','mięso','XL');">
            <text:p>insert into zawodnicy(imie, nazwisko, plec, poziom, pozycja, menu, rozmiar) values ('Halina','Nowak','K',8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8]&amp;&quot;','&quot;&amp;[.C28]&amp;&quot;','&quot;&amp;[.D28]&amp;&quot;',&quot;&amp;[.E28]&amp;&quot;,'&quot;&amp;[.F28]&amp;&quot;','&quot;&amp;[.G28]&amp;&quot;','&quot;&amp;[.H28]&amp;&quot;');&quot;" office:value-type="string" office:string-value="insert into zawodnicy(imie, nazwisko, plec, poziom, pozycja, menu, rozmiar) values ('Barbara','Baran','K',1,'handler','mięso','L');">
            <text:p>insert into zawodnicy(imie, nazwisko, plec, poziom, pozycja, menu, rozmiar) values ('Barbara','Baran','K',1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Sad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9]&amp;&quot;','&quot;&amp;[.C29]&amp;&quot;','&quot;&amp;[.D29]&amp;&quot;',&quot;&amp;[.E29]&amp;&quot;,'&quot;&amp;[.F29]&amp;&quot;','&quot;&amp;[.G29]&amp;&quot;','&quot;&amp;[.H29]&amp;&quot;');&quot;" office:value-type="string" office:string-value="insert into zawodnicy(imie, nazwisko, plec, poziom, pozycja, menu, rozmiar) values ('Stanisława','Sadowska','K',8,'handler','mięso','XS');">
            <text:p>insert into zawodnicy(imie, nazwisko, plec, poziom, pozycja, menu, rozmiar) values ('Stanisława','Sadowska','K',8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ofia</text:p>
          </table:table-cell>
          <table:table-cell office:value-type="string">
            <text:p>Wojciech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30]&amp;&quot;','&quot;&amp;[.C30]&amp;&quot;','&quot;&amp;[.D30]&amp;&quot;',&quot;&amp;[.E30]&amp;&quot;,'&quot;&amp;[.F30]&amp;&quot;','&quot;&amp;[.G30]&amp;&quot;','&quot;&amp;[.H30]&amp;&quot;');&quot;" office:value-type="string" office:string-value="insert into zawodnicy(imie, nazwisko, plec, poziom, pozycja, menu, rozmiar) values ('Zofia','Wojciechowska','K',5,'cutter','mięso','M');">
            <text:p>insert into zawodnicy(imie, nazwisko, plec, poziom, pozycja, menu, rozmiar) values ('Zofia','Wojciechowska','K',5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icj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1]&amp;&quot;','&quot;&amp;[.C31]&amp;&quot;','&quot;&amp;[.D31]&amp;&quot;',&quot;&amp;[.E31]&amp;&quot;,'&quot;&amp;[.F31]&amp;&quot;','&quot;&amp;[.G31]&amp;&quot;','&quot;&amp;[.H31]&amp;&quot;');&quot;" office:value-type="string" office:string-value="insert into zawodnicy(imie, nazwisko, plec, poziom, pozycja, menu, rozmiar) values ('Alicja','Baranowska','K',8,'cutter','mięso','L');">
            <text:p>insert into zawodnicy(imie, nazwisko, plec, poziom, pozycja, menu, rozmiar) values ('Alicja','Baranowska','K',8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Bork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2]&amp;&quot;','&quot;&amp;[.C32]&amp;&quot;','&quot;&amp;[.D32]&amp;&quot;',&quot;&amp;[.E32]&amp;&quot;,'&quot;&amp;[.F32]&amp;&quot;','&quot;&amp;[.G32]&amp;&quot;','&quot;&amp;[.H32]&amp;&quot;');&quot;" office:value-type="string" office:string-value="insert into zawodnicy(imie, nazwisko, plec, poziom, pozycja, menu, rozmiar) values ('Stanisława','Borkowska','K',8,'handler','wege','XL');">
            <text:p>insert into zawodnicy(imie, nazwisko, plec, poziom, pozycja, menu, rozmiar) values ('Stanisława','Borkowska','K',8,'handl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efani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33]&amp;&quot;','&quot;&amp;[.C33]&amp;&quot;','&quot;&amp;[.D33]&amp;&quot;',&quot;&amp;[.E33]&amp;&quot;,'&quot;&amp;[.F33]&amp;&quot;','&quot;&amp;[.G33]&amp;&quot;','&quot;&amp;[.H33]&amp;&quot;');&quot;" office:value-type="string" office:string-value="insert into zawodnicy(imie, nazwisko, plec, poziom, pozycja, menu, rozmiar) values ('Stefania','Zając','K',10,'handler','mięso','XS');">
            <text:p>insert into zawodnicy(imie, nazwisko, plec, poziom, pozycja, menu, rozmiar) values ('Stefania','Zając','K',10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welina</text:p>
          </table:table-cell>
          <table:table-cell office:value-type="string">
            <text:p>Jabłoń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4]&amp;&quot;','&quot;&amp;[.C34]&amp;&quot;','&quot;&amp;[.D34]&amp;&quot;',&quot;&amp;[.E34]&amp;&quot;,'&quot;&amp;[.F34]&amp;&quot;','&quot;&amp;[.G34]&amp;&quot;','&quot;&amp;[.H34]&amp;&quot;');&quot;" office:value-type="string" office:string-value="insert into zawodnicy(imie, nazwisko, plec, poziom, pozycja, menu, rozmiar) values ('Ewelina','Jabłońska','K',8,'cutter','mięso','XL');">
            <text:p>insert into zawodnicy(imie, nazwisko, plec, poziom, pozycja, menu, rozmiar) values ('Ewelina','Jabłońska','K',8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lżbiet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35]&amp;&quot;','&quot;&amp;[.C35]&amp;&quot;','&quot;&amp;[.D35]&amp;&quot;',&quot;&amp;[.E35]&amp;&quot;,'&quot;&amp;[.F35]&amp;&quot;','&quot;&amp;[.G35]&amp;&quot;','&quot;&amp;[.H35]&amp;&quot;');&quot;" office:value-type="string" office:string-value="insert into zawodnicy(imie, nazwisko, plec, poziom, pozycja, menu, rozmiar) values ('Elżbieta','Majewska','K',2,'handler','mięso','XS');">
            <text:p>insert into zawodnicy(imie, nazwisko, plec, poziom, pozycja, menu, rozmiar) values ('Elżbieta','Majewska','K',2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żen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6]&amp;&quot;','&quot;&amp;[.C36]&amp;&quot;','&quot;&amp;[.D36]&amp;&quot;',&quot;&amp;[.E36]&amp;&quot;,'&quot;&amp;[.F36]&amp;&quot;','&quot;&amp;[.G36]&amp;&quot;','&quot;&amp;[.H36]&amp;&quot;');&quot;" office:value-type="string" office:string-value="insert into zawodnicy(imie, nazwisko, plec, poziom, pozycja, menu, rozmiar) values ('Bożena','Wasilewska','K',6,'handler','mięso','XL');">
            <text:p>insert into zawodnicy(imie, nazwisko, plec, poziom, pozycja, menu, rozmiar) values ('Bożena','Wasilewska','K',6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zena</text:p>
          </table:table-cell>
          <table:table-cell office:value-type="string">
            <text:p>Lis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7]&amp;&quot;','&quot;&amp;[.C37]&amp;&quot;','&quot;&amp;[.D37]&amp;&quot;',&quot;&amp;[.E37]&amp;&quot;,'&quot;&amp;[.F37]&amp;&quot;','&quot;&amp;[.G37]&amp;&quot;','&quot;&amp;[.H37]&amp;&quot;');&quot;" office:value-type="string" office:string-value="insert into zawodnicy(imie, nazwisko, plec, poziom, pozycja, menu, rozmiar) values ('Marzena','Lis','K',5,'handler','mięso','XL');">
            <text:p>insert into zawodnicy(imie, nazwisko, plec, poziom, pozycja, menu, rozmiar) values ('Marzena','Lis','K',5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ata</text:p>
          </table:table-cell>
          <table:table-cell office:value-type="string">
            <text:p>Bą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8]&amp;&quot;','&quot;&amp;[.C38]&amp;&quot;','&quot;&amp;[.D38]&amp;&quot;',&quot;&amp;[.E38]&amp;&quot;,'&quot;&amp;[.F38]&amp;&quot;','&quot;&amp;[.G38]&amp;&quot;','&quot;&amp;[.H38]&amp;&quot;');&quot;" office:value-type="string" office:string-value="insert into zawodnicy(imie, nazwisko, plec, poziom, pozycja, menu, rozmiar) values ('Agata','Bąk','K',8,'handler','mięso','S');">
            <text:p>insert into zawodnicy(imie, nazwisko, plec, poziom, pozycja, menu, rozmiar) values ('Agata','Bąk','K',8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nieszka</text:p>
          </table:table-cell>
          <table:table-cell office:value-type="string">
            <text:p>Szczepań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9]&amp;&quot;','&quot;&amp;[.C39]&amp;&quot;','&quot;&amp;[.D39]&amp;&quot;',&quot;&amp;[.E39]&amp;&quot;,'&quot;&amp;[.F39]&amp;&quot;','&quot;&amp;[.G39]&amp;&quot;','&quot;&amp;[.H39]&amp;&quot;');&quot;" office:value-type="string" office:string-value="insert into zawodnicy(imie, nazwisko, plec, poziom, pozycja, menu, rozmiar) values ('Agnieszka','Szczepańska','K',3,'handler','mięso','L');">
            <text:p>insert into zawodnicy(imie, nazwisko, plec, poziom, pozycja, menu, rozmiar) values ('Agnieszka','Szczepańska','K',3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</text:p>
          </table:table-cell>
          <table:table-cell office:value-type="string">
            <text:p>Pawłow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40]&amp;&quot;','&quot;&amp;[.C40]&amp;&quot;','&quot;&amp;[.D40]&amp;&quot;',&quot;&amp;[.E40]&amp;&quot;,'&quot;&amp;[.F40]&amp;&quot;','&quot;&amp;[.G40]&amp;&quot;','&quot;&amp;[.H40]&amp;&quot;');&quot;" office:value-type="string" office:string-value="insert into zawodnicy(imie, nazwisko, plec, poziom, pozycja, menu, rozmiar) values ('Maria','Pawłowska','K',4,'cutter','mięso','M');">
            <text:p>insert into zawodnicy(imie, nazwisko, plec, poziom, pozycja, menu, rozmiar) values ('Maria','Pawłowska','K',4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won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41]&amp;&quot;','&quot;&amp;[.C41]&amp;&quot;','&quot;&amp;[.D41]&amp;&quot;',&quot;&amp;[.E41]&amp;&quot;,'&quot;&amp;[.F41]&amp;&quot;','&quot;&amp;[.G41]&amp;&quot;','&quot;&amp;[.H41]&amp;&quot;');&quot;" office:value-type="string" office:string-value="insert into zawodnicy(imie, nazwisko, plec, poziom, pozycja, menu, rozmiar) values ('Iwona','Pawlak','K',5,'handler','mięso','L');">
            <text:p>insert into zawodnicy(imie, nazwisko, plec, poziom, pozycja, menu, rozmiar) values ('Iwona','Pawlak','K',5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dwiga</text:p>
          </table:table-cell>
          <table:table-cell office:value-type="string">
            <text:p>Piotro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2]&amp;&quot;','&quot;&amp;[.C42]&amp;&quot;','&quot;&amp;[.D42]&amp;&quot;',&quot;&amp;[.E42]&amp;&quot;,'&quot;&amp;[.F42]&amp;&quot;','&quot;&amp;[.G42]&amp;&quot;','&quot;&amp;[.H42]&amp;&quot;');&quot;" office:value-type="string" office:string-value="insert into zawodnicy(imie, nazwisko, plec, poziom, pozycja, menu, rozmiar) values ('Jadwiga','Piotrowska','K',2,'cutter','wege','S');">
            <text:p>insert into zawodnicy(imie, nazwisko, plec, poziom, pozycja, menu, rozmiar) values ('Jadwiga','Piotrowska','K',2,'cutter','wege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nat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3]&amp;&quot;','&quot;&amp;[.C43]&amp;&quot;','&quot;&amp;[.D43]&amp;&quot;',&quot;&amp;[.E43]&amp;&quot;,'&quot;&amp;[.F43]&amp;&quot;','&quot;&amp;[.G43]&amp;&quot;','&quot;&amp;[.H43]&amp;&quot;');&quot;" office:value-type="string" office:string-value="insert into zawodnicy(imie, nazwisko, plec, poziom, pozycja, menu, rozmiar) values ('Renata','Pietrzak','K',9,'cutter','mięso','S');">
            <text:p>insert into zawodnicy(imie, nazwisko, plec, poziom, pozycja, menu, rozmiar) values ('Renata','Pietrzak','K',9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esława</text:p>
          </table:table-cell>
          <table:table-cell office:value-type="string">
            <text:p>Szulc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4]&amp;&quot;','&quot;&amp;[.C44]&amp;&quot;','&quot;&amp;[.D44]&amp;&quot;',&quot;&amp;[.E44]&amp;&quot;,'&quot;&amp;[.F44]&amp;&quot;','&quot;&amp;[.G44]&amp;&quot;','&quot;&amp;[.H44]&amp;&quot;');&quot;" office:value-type="string" office:string-value="insert into zawodnicy(imie, nazwisko, plec, poziom, pozycja, menu, rozmiar) values ('Wiesława','Szulc','K',6,'cutter','mięso','XL');">
            <text:p>insert into zawodnicy(imie, nazwisko, plec, poziom, pozycja, menu, rozmiar) values ('Wiesława','Szulc','K',6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5]&amp;&quot;','&quot;&amp;[.C45]&amp;&quot;','&quot;&amp;[.D45]&amp;&quot;',&quot;&amp;[.E45]&amp;&quot;,'&quot;&amp;[.F45]&amp;&quot;','&quot;&amp;[.G45]&amp;&quot;','&quot;&amp;[.H45]&amp;&quot;');&quot;" office:value-type="string" office:string-value="insert into zawodnicy(imie, nazwisko, plec, poziom, pozycja, menu, rozmiar) values ('Natalia','Tomaszewska','K',1,'cutter','mięso','S');">
            <text:p>insert into zawodnicy(imie, nazwisko, plec, poziom, pozycja, menu, rozmiar) values ('Natalia','Tomaszewska','K',1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gdalen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46]&amp;&quot;','&quot;&amp;[.C46]&amp;&quot;','&quot;&amp;[.D46]&amp;&quot;',&quot;&amp;[.E46]&amp;&quot;,'&quot;&amp;[.F46]&amp;&quot;','&quot;&amp;[.G46]&amp;&quot;','&quot;&amp;[.H46]&amp;&quot;');&quot;" office:value-type="string" office:string-value="insert into zawodnicy(imie, nazwisko, plec, poziom, pozycja, menu, rozmiar) values ('Magdalena','Przybylska','K',8,'handler','mięso','M');">
            <text:p>insert into zawodnicy(imie, nazwisko, plec, poziom, pozycja, menu, rozmiar) values ('Magdalena','Przybylska','K',8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wa</text:p>
          </table:table-cell>
          <table:table-cell office:value-type="string">
            <text:p>Olsze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7]&amp;&quot;','&quot;&amp;[.C47]&amp;&quot;','&quot;&amp;[.D47]&amp;&quot;',&quot;&amp;[.E47]&amp;&quot;,'&quot;&amp;[.F47]&amp;&quot;','&quot;&amp;[.G47]&amp;&quot;','&quot;&amp;[.H47]&amp;&quot;');&quot;" office:value-type="string" office:string-value="insert into zawodnicy(imie, nazwisko, plec, poziom, pozycja, menu, rozmiar) values ('Ewa','Olszewska','K',5,'cutter','wege','XS');">
            <text:p>insert into zawodnicy(imie, nazwisko, plec, poziom, pozycja, menu, rozmiar) values ('Ewa','Olszewska','K',5,'cutt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48]&amp;&quot;','&quot;&amp;[.C48]&amp;&quot;','&quot;&amp;[.D48]&amp;&quot;',&quot;&amp;[.E48]&amp;&quot;,'&quot;&amp;[.F48]&amp;&quot;','&quot;&amp;[.G48]&amp;&quot;','&quot;&amp;[.H48]&amp;&quot;');&quot;" office:value-type="string" office:string-value="insert into zawodnicy(imie, nazwisko, plec, poziom, pozycja, menu, rozmiar) values ('Agata','Dudek','K',4,'cutter','mięso','M');">
            <text:p>insert into zawodnicy(imie, nazwisko, plec, poziom, pozycja, menu, rozmiar) values ('Agata','Dudek','K',4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ina</text:p>
          </table:table-cell>
          <table:table-cell office:value-type="string">
            <text:p>Kalino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9]&amp;&quot;','&quot;&amp;[.C49]&amp;&quot;','&quot;&amp;[.D49]&amp;&quot;',&quot;&amp;[.E49]&amp;&quot;,'&quot;&amp;[.F49]&amp;&quot;','&quot;&amp;[.G49]&amp;&quot;','&quot;&amp;[.H49]&amp;&quot;');&quot;" office:value-type="string" office:string-value="insert into zawodnicy(imie, nazwisko, plec, poziom, pozycja, menu, rozmiar) values ('Janina','Kalinowska','K',6,'handler','mięso','XS');">
            <text:p>insert into zawodnicy(imie, nazwisko, plec, poziom, pozycja, menu, rozmiar) values ('Janina','Kalinowska','K',6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rszul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50]&amp;&quot;','&quot;&amp;[.C50]&amp;&quot;','&quot;&amp;[.D50]&amp;&quot;',&quot;&amp;[.E50]&amp;&quot;,'&quot;&amp;[.F50]&amp;&quot;','&quot;&amp;[.G50]&amp;&quot;','&quot;&amp;[.H50]&amp;&quot;');&quot;" office:value-type="string" office:string-value="insert into zawodnicy(imie, nazwisko, plec, poziom, pozycja, menu, rozmiar) values ('Urszula','Przybylska','K',2,'handler','mięso','XL');">
            <text:p>insert into zawodnicy(imie, nazwisko, plec, poziom, pozycja, menu, rozmiar) values ('Urszula','Przybylska','K',2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ylwi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51]&amp;&quot;','&quot;&amp;[.C51]&amp;&quot;','&quot;&amp;[.D51]&amp;&quot;',&quot;&amp;[.E51]&amp;&quot;,'&quot;&amp;[.F51]&amp;&quot;','&quot;&amp;[.G51]&amp;&quot;','&quot;&amp;[.H51]&amp;&quot;');&quot;" office:value-type="string" office:string-value="insert into zawodnicy(imie, nazwisko, plec, poziom, pozycja, menu, rozmiar) values ('Sylwia','Wieczorek','K',1,'handler','wege','M');">
            <text:p>insert into zawodnicy(imie, nazwisko, plec, poziom, pozycja, menu, rozmiar) values ('Sylwia','Wieczorek','K',1,'handler','wege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dzisław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52]&amp;&quot;','&quot;&amp;[.C52]&amp;&quot;','&quot;&amp;[.D52]&amp;&quot;',&quot;&amp;[.E52]&amp;&quot;,'&quot;&amp;[.F52]&amp;&quot;','&quot;&amp;[.G52]&amp;&quot;','&quot;&amp;[.H52]&amp;&quot;');&quot;" office:value-type="string" office:string-value="insert into zawodnicy(imie, nazwisko, plec, poziom, pozycja, menu, rozmiar) values ('Zdzisław','Kowalczyk','M',8,'handler','mięso','M');">
            <text:p>insert into zawodnicy(imie, nazwisko, plec, poziom, pozycja, menu, rozmiar) values ('Zdzisław','Kowalczyk','M',8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Duda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53]&amp;&quot;','&quot;&amp;[.C53]&amp;&quot;','&quot;&amp;[.D53]&amp;&quot;',&quot;&amp;[.E53]&amp;&quot;,'&quot;&amp;[.F53]&amp;&quot;','&quot;&amp;[.G53]&amp;&quot;','&quot;&amp;[.H53]&amp;&quot;');&quot;" office:value-type="string" office:string-value="insert into zawodnicy(imie, nazwisko, plec, poziom, pozycja, menu, rozmiar) values ('Czesław','Duda','M',1,'handler','mięso','S');">
            <text:p>insert into zawodnicy(imie, nazwisko, plec, poziom, pozycja, menu, rozmiar) values ('Czesław','Duda','M',1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54]&amp;&quot;','&quot;&amp;[.C54]&amp;&quot;','&quot;&amp;[.D54]&amp;&quot;',&quot;&amp;[.E54]&amp;&quot;,'&quot;&amp;[.F54]&amp;&quot;','&quot;&amp;[.G54]&amp;&quot;','&quot;&amp;[.H54]&amp;&quot;');&quot;" office:value-type="string" office:string-value="insert into zawodnicy(imie, nazwisko, plec, poziom, pozycja, menu, rozmiar) values ('Jacek','Pawłowski','M',4,'handler','mięso','XL');">
            <text:p>insert into zawodnicy(imie, nazwisko, plec, poziom, pozycja, menu, rozmiar) values ('Jacek','Pawłowski','M',4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55]&amp;&quot;','&quot;&amp;[.C55]&amp;&quot;','&quot;&amp;[.D55]&amp;&quot;',&quot;&amp;[.E55]&amp;&quot;,'&quot;&amp;[.F55]&amp;&quot;','&quot;&amp;[.G55]&amp;&quot;','&quot;&amp;[.H55]&amp;&quot;');&quot;" office:value-type="string" office:string-value="insert into zawodnicy(imie, nazwisko, plec, poziom, pozycja, menu, rozmiar) values ('Roman','Krajewski','M',5,'cutter','mięso','S');">
            <text:p>insert into zawodnicy(imie, nazwisko, plec, poziom, pozycja, menu, rozmiar) values ('Roman','Krajewski','M',5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usz</text:p>
          </table:table-cell>
          <table:table-cell office:value-type="string">
            <text:p>Sikora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56]&amp;&quot;','&quot;&amp;[.C56]&amp;&quot;','&quot;&amp;[.D56]&amp;&quot;',&quot;&amp;[.E56]&amp;&quot;,'&quot;&amp;[.F56]&amp;&quot;','&quot;&amp;[.G56]&amp;&quot;','&quot;&amp;[.H56]&amp;&quot;');&quot;" office:value-type="string" office:string-value="insert into zawodnicy(imie, nazwisko, plec, poziom, pozycja, menu, rozmiar) values ('Mariusz','Sikora','M',5,'cutter','mięso','XL');">
            <text:p>insert into zawodnicy(imie, nazwisko, plec, poziom, pozycja, menu, rozmiar) values ('Mariusz','Sikora','M',5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Mazur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7]&amp;&quot;','&quot;&amp;[.C57]&amp;&quot;','&quot;&amp;[.D57]&amp;&quot;',&quot;&amp;[.E57]&amp;&quot;,'&quot;&amp;[.F57]&amp;&quot;','&quot;&amp;[.G57]&amp;&quot;','&quot;&amp;[.H57]&amp;&quot;');&quot;" office:value-type="string" office:string-value="insert into zawodnicy(imie, nazwisko, plec, poziom, pozycja, menu, rozmiar) values ('Jacek','Mazur','M',9,'cutter','mięso','L');">
            <text:p>insert into zawodnicy(imie, nazwisko, plec, poziom, pozycja, menu, rozmiar) values ('Jacek','Mazur','M',9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ci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58]&amp;&quot;','&quot;&amp;[.C58]&amp;&quot;','&quot;&amp;[.D58]&amp;&quot;',&quot;&amp;[.E58]&amp;&quot;,'&quot;&amp;[.F58]&amp;&quot;','&quot;&amp;[.G58]&amp;&quot;','&quot;&amp;[.H58]&amp;&quot;');&quot;" office:value-type="string" office:string-value="insert into zawodnicy(imie, nazwisko, plec, poziom, pozycja, menu, rozmiar) values ('Maciej','Kalinowski','M',9,'handler','mięso','M');">
            <text:p>insert into zawodnicy(imie, nazwisko, plec, poziom, pozycja, menu, rozmiar) values ('Maciej','Kalinowski','M',9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9]&amp;&quot;','&quot;&amp;[.C59]&amp;&quot;','&quot;&amp;[.D59]&amp;&quot;',&quot;&amp;[.E59]&amp;&quot;,'&quot;&amp;[.F59]&amp;&quot;','&quot;&amp;[.G59]&amp;&quot;','&quot;&amp;[.H59]&amp;&quot;');&quot;" office:value-type="string" office:string-value="insert into zawodnicy(imie, nazwisko, plec, poziom, pozycja, menu, rozmiar) values ('Sebastian','Krajewski','M',8,'cutter','mięso','XS');">
            <text:p>insert into zawodnicy(imie, nazwisko, plec, poziom, pozycja, menu, rozmiar) values ('Sebastian','Krajewski','M',8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szek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0]&amp;&quot;','&quot;&amp;[.C60]&amp;&quot;','&quot;&amp;[.D60]&amp;&quot;',&quot;&amp;[.E60]&amp;&quot;,'&quot;&amp;[.F60]&amp;&quot;','&quot;&amp;[.G60]&amp;&quot;','&quot;&amp;[.H60]&amp;&quot;');&quot;" office:value-type="string" office:string-value="insert into zawodnicy(imie, nazwisko, plec, poziom, pozycja, menu, rozmiar) values ('Leszek','Bąk','M',2,'handler','mięso','S');">
            <text:p>insert into zawodnicy(imie, nazwisko, plec, poziom, pozycja, menu, rozmiar) values ('Leszek','Bąk','M',2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61]&amp;&quot;','&quot;&amp;[.C61]&amp;&quot;','&quot;&amp;[.D61]&amp;&quot;',&quot;&amp;[.E61]&amp;&quot;,'&quot;&amp;[.F61]&amp;&quot;','&quot;&amp;[.G61]&amp;&quot;','&quot;&amp;[.H61]&amp;&quot;');&quot;" office:value-type="string" office:string-value="insert into zawodnicy(imie, nazwisko, plec, poziom, pozycja, menu, rozmiar) values ('Marek','Walczak','M',8,'cutter','mięso','XS');">
            <text:p>insert into zawodnicy(imie, nazwisko, plec, poziom, pozycja, menu, rozmiar) values ('Marek','Walczak','M',8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62]&amp;&quot;','&quot;&amp;[.C62]&amp;&quot;','&quot;&amp;[.D62]&amp;&quot;',&quot;&amp;[.E62]&amp;&quot;,'&quot;&amp;[.F62]&amp;&quot;','&quot;&amp;[.G62]&amp;&quot;','&quot;&amp;[.H62]&amp;&quot;');&quot;" office:value-type="string" office:string-value="insert into zawodnicy(imie, nazwisko, plec, poziom, pozycja, menu, rozmiar) values ('Jan','Jankowski','M',7,'cutter','mięso','XS');">
            <text:p>insert into zawodnicy(imie, nazwisko, plec, poziom, pozycja, menu, rozmiar) values ('Jan','Jankowski','M',7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3]&amp;&quot;','&quot;&amp;[.C63]&amp;&quot;','&quot;&amp;[.D63]&amp;&quot;',&quot;&amp;[.E63]&amp;&quot;,'&quot;&amp;[.F63]&amp;&quot;','&quot;&amp;[.G63]&amp;&quot;','&quot;&amp;[.H63]&amp;&quot;');&quot;" office:value-type="string" office:string-value="insert into zawodnicy(imie, nazwisko, plec, poziom, pozycja, menu, rozmiar) values ('Stanisław','Piotrowski','M',10,'handler','mięso','S');">
            <text:p>insert into zawodnicy(imie, nazwisko, plec, poziom, pozycja, menu, rozmiar) values ('Stanisław','Piotrowski','M',10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4]&amp;&quot;','&quot;&amp;[.C64]&amp;&quot;','&quot;&amp;[.D64]&amp;&quot;',&quot;&amp;[.E64]&amp;&quot;,'&quot;&amp;[.F64]&amp;&quot;','&quot;&amp;[.G64]&amp;&quot;','&quot;&amp;[.H64]&amp;&quot;');&quot;" office:value-type="string" office:string-value="insert into zawodnicy(imie, nazwisko, plec, poziom, pozycja, menu, rozmiar) values ('Czesław','Dąbrowski','M',2,'cutter','mięso','XL');">
            <text:p>insert into zawodnicy(imie, nazwisko, plec, poziom, pozycja, menu, rozmiar) values ('Czesław','Dąbrowski','M',2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5]&amp;&quot;','&quot;&amp;[.C65]&amp;&quot;','&quot;&amp;[.D65]&amp;&quot;',&quot;&amp;[.E65]&amp;&quot;,'&quot;&amp;[.F65]&amp;&quot;','&quot;&amp;[.G65]&amp;&quot;','&quot;&amp;[.H65]&amp;&quot;');&quot;" office:value-type="string" office:string-value="insert into zawodnicy(imie, nazwisko, plec, poziom, pozycja, menu, rozmiar) values ('Roman','Czarnecki','M',3,'handler','mięso','XL');">
            <text:p>insert into zawodnicy(imie, nazwisko, plec, poziom, pozycja, menu, rozmiar) values ('Roman','Czarnecki','M',3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Sobcza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6]&amp;&quot;','&quot;&amp;[.C66]&amp;&quot;','&quot;&amp;[.D66]&amp;&quot;',&quot;&amp;[.E66]&amp;&quot;,'&quot;&amp;[.F66]&amp;&quot;','&quot;&amp;[.G66]&amp;&quot;','&quot;&amp;[.H66]&amp;&quot;');&quot;" office:value-type="string" office:string-value="insert into zawodnicy(imie, nazwisko, plec, poziom, pozycja, menu, rozmiar) values ('Jakub','Sobczak','M',2,'cutter','mięso','L');">
            <text:p>insert into zawodnicy(imie, nazwisko, plec, poziom, pozycja, menu, rozmiar) values ('Jakub','Sobczak','M',2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eusz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7]&amp;&quot;','&quot;&amp;[.C67]&amp;&quot;','&quot;&amp;[.D67]&amp;&quot;',&quot;&amp;[.E67]&amp;&quot;,'&quot;&amp;[.F67]&amp;&quot;','&quot;&amp;[.G67]&amp;&quot;','&quot;&amp;[.H67]&amp;&quot;');&quot;" office:value-type="string" office:string-value="insert into zawodnicy(imie, nazwisko, plec, poziom, pozycja, menu, rozmiar) values ('Mateusz','Czerwiński','M',7,'handler','mięso','L');">
            <text:p>insert into zawodnicy(imie, nazwisko, plec, poziom, pozycja, menu, rozmiar) values ('Mateusz','Czerwiński','M',7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68]&amp;&quot;','&quot;&amp;[.C68]&amp;&quot;','&quot;&amp;[.D68]&amp;&quot;',&quot;&amp;[.E68]&amp;&quot;,'&quot;&amp;[.F68]&amp;&quot;','&quot;&amp;[.G68]&amp;&quot;','&quot;&amp;[.H68]&amp;&quot;');&quot;" office:value-type="string" office:string-value="insert into zawodnicy(imie, nazwisko, plec, poziom, pozycja, menu, rozmiar) values ('Jacek','Szczepański','M',3,'handler','wege','M');">
            <text:p>insert into zawodnicy(imie, nazwisko, plec, poziom, pozycja, menu, rozmiar) values ('Jacek','Szczepański','M',3,'handler','wege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rzysztof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9]&amp;&quot;','&quot;&amp;[.C69]&amp;&quot;','&quot;&amp;[.D69]&amp;&quot;',&quot;&amp;[.E69]&amp;&quot;,'&quot;&amp;[.F69]&amp;&quot;','&quot;&amp;[.G69]&amp;&quot;','&quot;&amp;[.H69]&amp;&quot;');&quot;" office:value-type="string" office:string-value="insert into zawodnicy(imie, nazwisko, plec, poziom, pozycja, menu, rozmiar) values ('Krzysztof','Baranowski','M',10,'cutter','mięso','L');">
            <text:p>insert into zawodnicy(imie, nazwisko, plec, poziom, pozycja, menu, rozmiar) values ('Krzysztof','Baranowski','M',10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0]&amp;&quot;','&quot;&amp;[.C70]&amp;&quot;','&quot;&amp;[.D70]&amp;&quot;',&quot;&amp;[.E70]&amp;&quot;,'&quot;&amp;[.F70]&amp;&quot;','&quot;&amp;[.G70]&amp;&quot;','&quot;&amp;[.H70]&amp;&quot;');&quot;" office:value-type="string" office:string-value="insert into zawodnicy(imie, nazwisko, plec, poziom, pozycja, menu, rozmiar) values ('Ryszard','Kwiatkowski','M',5,'handler','mięso','S');">
            <text:p>insert into zawodnicy(imie, nazwisko, plec, poziom, pozycja, menu, rozmiar) values ('Ryszard','Kwiatkowski','M',5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1]&amp;&quot;','&quot;&amp;[.C71]&amp;&quot;','&quot;&amp;[.D71]&amp;&quot;',&quot;&amp;[.E71]&amp;&quot;,'&quot;&amp;[.F71]&amp;&quot;','&quot;&amp;[.G71]&amp;&quot;','&quot;&amp;[.H71]&amp;&quot;');&quot;" office:value-type="string" office:string-value="insert into zawodnicy(imie, nazwisko, plec, poziom, pozycja, menu, rozmiar) values ('Ryszard','Wiśniewski','M',10,'cutter','mięso','XL');">
            <text:p>insert into zawodnicy(imie, nazwisko, plec, poziom, pozycja, menu, rozmiar) values ('Ryszard','Wiśniewski','M',10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weł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72]&amp;&quot;','&quot;&amp;[.C72]&amp;&quot;','&quot;&amp;[.D72]&amp;&quot;',&quot;&amp;[.E72]&amp;&quot;,'&quot;&amp;[.F72]&amp;&quot;','&quot;&amp;[.G72]&amp;&quot;','&quot;&amp;[.H72]&amp;&quot;');&quot;" office:value-type="string" office:string-value="insert into zawodnicy(imie, nazwisko, plec, poziom, pozycja, menu, rozmiar) values ('Paweł','Baran','M',5,'cutter','mięso','XS');">
            <text:p>insert into zawodnicy(imie, nazwisko, plec, poziom, pozycja, menu, rozmiar) values ('Paweł','Baran','M',5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ciej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73]&amp;&quot;','&quot;&amp;[.C73]&amp;&quot;','&quot;&amp;[.D73]&amp;&quot;',&quot;&amp;[.E73]&amp;&quot;,'&quot;&amp;[.F73]&amp;&quot;','&quot;&amp;[.G73]&amp;&quot;','&quot;&amp;[.H73]&amp;&quot;');&quot;" office:value-type="string" office:string-value="insert into zawodnicy(imie, nazwisko, plec, poziom, pozycja, menu, rozmiar) values ('Maciej','Wójcik','M',8,'handler','mięso','XS');">
            <text:p>insert into zawodnicy(imie, nazwisko, plec, poziom, pozycja, menu, rozmiar) values ('Maciej','Wójcik','M',8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4]&amp;&quot;','&quot;&amp;[.C74]&amp;&quot;','&quot;&amp;[.D74]&amp;&quot;',&quot;&amp;[.E74]&amp;&quot;,'&quot;&amp;[.F74]&amp;&quot;','&quot;&amp;[.G74]&amp;&quot;','&quot;&amp;[.H74]&amp;&quot;');&quot;" office:value-type="string" office:string-value="insert into zawodnicy(imie, nazwisko, plec, poziom, pozycja, menu, rozmiar) values ('Waldemar','Tomaszewski','M',8,'handler','mięso','S');">
            <text:p>insert into zawodnicy(imie, nazwisko, plec, poziom, pozycja, menu, rozmiar) values ('Waldemar','Tomaszewski','M',8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rtur</text:p>
          </table:table-cell>
          <table:table-cell office:value-type="string">
            <text:p>Wil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75]&amp;&quot;','&quot;&amp;[.C75]&amp;&quot;','&quot;&amp;[.D75]&amp;&quot;',&quot;&amp;[.E75]&amp;&quot;,'&quot;&amp;[.F75]&amp;&quot;','&quot;&amp;[.G75]&amp;&quot;','&quot;&amp;[.H75]&amp;&quot;');&quot;" office:value-type="string" office:string-value="insert into zawodnicy(imie, nazwisko, plec, poziom, pozycja, menu, rozmiar) values ('Artur','Wilk','M',2,'cutter','mięso','XS');">
            <text:p>insert into zawodnicy(imie, nazwisko, plec, poziom, pozycja, menu, rozmiar) values ('Artur','Wilk','M',2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6]&amp;&quot;','&quot;&amp;[.C76]&amp;&quot;','&quot;&amp;[.D76]&amp;&quot;',&quot;&amp;[.E76]&amp;&quot;,'&quot;&amp;[.F76]&amp;&quot;','&quot;&amp;[.G76]&amp;&quot;','&quot;&amp;[.H76]&amp;&quot;');&quot;" office:value-type="string" office:string-value="insert into zawodnicy(imie, nazwisko, plec, poziom, pozycja, menu, rozmiar) values ('Adam','Kwiatkowski','M',4,'cutter','wege','XL');">
            <text:p>insert into zawodnicy(imie, nazwisko, plec, poziom, pozycja, menu, rozmiar) values ('Adam','Kwiatkowski','M',4,'cutt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erzy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7]&amp;&quot;','&quot;&amp;[.C77]&amp;&quot;','&quot;&amp;[.D77]&amp;&quot;',&quot;&amp;[.E77]&amp;&quot;,'&quot;&amp;[.F77]&amp;&quot;','&quot;&amp;[.G77]&amp;&quot;','&quot;&amp;[.H77]&amp;&quot;');&quot;" office:value-type="string" office:string-value="insert into zawodnicy(imie, nazwisko, plec, poziom, pozycja, menu, rozmiar) values ('Jerzy','Szymański','M',10,'handler','mięso','S');">
            <text:p>insert into zawodnicy(imie, nazwisko, plec, poziom, pozycja, menu, rozmiar) values ('Jerzy','Szymański','M',10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eusz</text:p>
          </table:table-cell>
          <table:table-cell office:value-type="string">
            <text:p>Król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8]&amp;&quot;','&quot;&amp;[.C78]&amp;&quot;','&quot;&amp;[.D78]&amp;&quot;',&quot;&amp;[.E78]&amp;&quot;,'&quot;&amp;[.F78]&amp;&quot;','&quot;&amp;[.G78]&amp;&quot;','&quot;&amp;[.H78]&amp;&quot;');&quot;" office:value-type="string" office:string-value="insert into zawodnicy(imie, nazwisko, plec, poziom, pozycja, menu, rozmiar) values ('Mateusz','Król','M',1,'handler','mięso','M');">
            <text:p>insert into zawodnicy(imie, nazwisko, plec, poziom, pozycja, menu, rozmiar) values ('Mateusz','Król','M',1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weł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9]&amp;&quot;','&quot;&amp;[.C79]&amp;&quot;','&quot;&amp;[.D79]&amp;&quot;',&quot;&amp;[.E79]&amp;&quot;,'&quot;&amp;[.F79]&amp;&quot;','&quot;&amp;[.G79]&amp;&quot;','&quot;&amp;[.H79]&amp;&quot;');&quot;" office:value-type="string" office:string-value="insert into zawodnicy(imie, nazwisko, plec, poziom, pozycja, menu, rozmiar) values ('Paweł','Nowicki','M',2,'cutter','mięso','M');">
            <text:p>insert into zawodnicy(imie, nazwisko, plec, poziom, pozycja, menu, rozmiar) values ('Paweł','Nowicki','M',2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0]&amp;&quot;','&quot;&amp;[.C80]&amp;&quot;','&quot;&amp;[.D80]&amp;&quot;',&quot;&amp;[.E80]&amp;&quot;,'&quot;&amp;[.F80]&amp;&quot;','&quot;&amp;[.G80]&amp;&quot;','&quot;&amp;[.H80]&amp;&quot;');&quot;" office:value-type="string" office:string-value="insert into zawodnicy(imie, nazwisko, plec, poziom, pozycja, menu, rozmiar) values ('Sebastian','Zając','M',5,'handler','mięso','L');">
            <text:p>insert into zawodnicy(imie, nazwisko, plec, poziom, pozycja, menu, rozmiar) values ('Sebastian','Zając','M',5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81]&amp;&quot;','&quot;&amp;[.C81]&amp;&quot;','&quot;&amp;[.D81]&amp;&quot;',&quot;&amp;[.E81]&amp;&quot;,'&quot;&amp;[.F81]&amp;&quot;','&quot;&amp;[.G81]&amp;&quot;','&quot;&amp;[.H81]&amp;&quot;');&quot;" office:value-type="string" office:string-value="insert into zawodnicy(imie, nazwisko, plec, poziom, pozycja, menu, rozmiar) values ('Władysław','Andrzejewski','M',4,'cutter','mięso','S');">
            <text:p>insert into zawodnicy(imie, nazwisko, plec, poziom, pozycja, menu, rozmiar) values ('Władysław','Andrzejewski','M',4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wid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82]&amp;&quot;','&quot;&amp;[.C82]&amp;&quot;','&quot;&amp;[.D82]&amp;&quot;',&quot;&amp;[.E82]&amp;&quot;,'&quot;&amp;[.F82]&amp;&quot;','&quot;&amp;[.G82]&amp;&quot;','&quot;&amp;[.H82]&amp;&quot;');&quot;" office:value-type="string" office:string-value="insert into zawodnicy(imie, nazwisko, plec, poziom, pozycja, menu, rozmiar) values ('Dawid','Wójcik','M',2,'handler','mięso','M');">
            <text:p>insert into zawodnicy(imie, nazwisko, plec, poziom, pozycja, menu, rozmiar) values ('Dawid','Wójcik','M',2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3]&amp;&quot;','&quot;&amp;[.C83]&amp;&quot;','&quot;&amp;[.D83]&amp;&quot;',&quot;&amp;[.E83]&amp;&quot;,'&quot;&amp;[.F83]&amp;&quot;','&quot;&amp;[.G83]&amp;&quot;','&quot;&amp;[.H83]&amp;&quot;');&quot;" office:value-type="string" office:string-value="insert into zawodnicy(imie, nazwisko, plec, poziom, pozycja, menu, rozmiar) values ('Jakub','Walczak','M',4,'handler','mięso','XL');">
            <text:p>insert into zawodnicy(imie, nazwisko, plec, poziom, pozycja, menu, rozmiar) values ('Jakub','Walczak','M',4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rosław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4]&amp;&quot;','&quot;&amp;[.C84]&amp;&quot;','&quot;&amp;[.D84]&amp;&quot;',&quot;&amp;[.E84]&amp;&quot;,'&quot;&amp;[.F84]&amp;&quot;','&quot;&amp;[.G84]&amp;&quot;','&quot;&amp;[.H84]&amp;&quot;');&quot;" office:value-type="string" office:string-value="insert into zawodnicy(imie, nazwisko, plec, poziom, pozycja, menu, rozmiar) values ('Mirosław','Szczepański','M',6,'handler','mięso','XL');">
            <text:p>insert into zawodnicy(imie, nazwisko, plec, poziom, pozycja, menu, rozmiar) values ('Mirosław','Szczepański','M',6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5]&amp;&quot;','&quot;&amp;[.C85]&amp;&quot;','&quot;&amp;[.D85]&amp;&quot;',&quot;&amp;[.E85]&amp;&quot;,'&quot;&amp;[.F85]&amp;&quot;','&quot;&amp;[.G85]&amp;&quot;','&quot;&amp;[.H85]&amp;&quot;');&quot;" office:value-type="string" office:string-value="insert into zawodnicy(imie, nazwisko, plec, poziom, pozycja, menu, rozmiar) values ('Marian','Sadowski','M',3,'handler','mięso','XS');">
            <text:p>insert into zawodnicy(imie, nazwisko, plec, poziom, pozycja, menu, rozmiar) values ('Marian','Sadowski','M',3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6]&amp;&quot;','&quot;&amp;[.C86]&amp;&quot;','&quot;&amp;[.D86]&amp;&quot;',&quot;&amp;[.E86]&amp;&quot;,'&quot;&amp;[.F86]&amp;&quot;','&quot;&amp;[.G86]&amp;&quot;','&quot;&amp;[.H86]&amp;&quot;');&quot;" office:value-type="string" office:string-value="insert into zawodnicy(imie, nazwisko, plec, poziom, pozycja, menu, rozmiar) values ('Rafał','Ostrowski','M',9,'handler','mięso','XL');">
            <text:p>insert into zawodnicy(imie, nazwisko, plec, poziom, pozycja, menu, rozmiar) values ('Rafał','Ostrowski','M',9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riu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87]&amp;&quot;','&quot;&amp;[.C87]&amp;&quot;','&quot;&amp;[.D87]&amp;&quot;',&quot;&amp;[.E87]&amp;&quot;,'&quot;&amp;[.F87]&amp;&quot;','&quot;&amp;[.G87]&amp;&quot;','&quot;&amp;[.H87]&amp;&quot;');&quot;" office:value-type="string" office:string-value="insert into zawodnicy(imie, nazwisko, plec, poziom, pozycja, menu, rozmiar) values ('Dariusz','Szczepański','M',4,'cutter','mięso','M');">
            <text:p>insert into zawodnicy(imie, nazwisko, plec, poziom, pozycja, menu, rozmiar) values ('Dariusz','Szczepański','M',4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drz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8]&amp;&quot;','&quot;&amp;[.C88]&amp;&quot;','&quot;&amp;[.D88]&amp;&quot;',&quot;&amp;[.E88]&amp;&quot;,'&quot;&amp;[.F88]&amp;&quot;','&quot;&amp;[.G88]&amp;&quot;','&quot;&amp;[.H88]&amp;&quot;');&quot;" office:value-type="string" office:string-value="insert into zawodnicy(imie, nazwisko, plec, poziom, pozycja, menu, rozmiar) values ('Andrzej','Kalinowski','M',6,'handler','mięso','XL');">
            <text:p>insert into zawodnicy(imie, nazwisko, plec, poziom, pozycja, menu, rozmiar) values ('Andrzej','Kalinowski','M',6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9]&amp;&quot;','&quot;&amp;[.C89]&amp;&quot;','&quot;&amp;[.D89]&amp;&quot;',&quot;&amp;[.E89]&amp;&quot;,'&quot;&amp;[.F89]&amp;&quot;','&quot;&amp;[.G89]&amp;&quot;','&quot;&amp;[.H89]&amp;&quot;');&quot;" office:value-type="string" office:string-value="insert into zawodnicy(imie, nazwisko, plec, poziom, pozycja, menu, rozmiar) values ('Marek','Malinowski','M',7,'cutter','mięso','XL');">
            <text:p>insert into zawodnicy(imie, nazwisko, plec, poziom, pozycja, menu, rozmiar) values ('Marek','Malinowski','M',7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90]&amp;&quot;','&quot;&amp;[.C90]&amp;&quot;','&quot;&amp;[.D90]&amp;&quot;',&quot;&amp;[.E90]&amp;&quot;,'&quot;&amp;[.F90]&amp;&quot;','&quot;&amp;[.G90]&amp;&quot;','&quot;&amp;[.H90]&amp;&quot;');&quot;" office:value-type="string" office:string-value="insert into zawodnicy(imie, nazwisko, plec, poziom, pozycja, menu, rozmiar) values ('Łukasz','Sawicki','M',2,'handler','mięso','S');">
            <text:p>insert into zawodnicy(imie, nazwisko, plec, poziom, pozycja, menu, rozmiar) values ('Łukasz','Sawicki','M',2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1]&amp;&quot;','&quot;&amp;[.C91]&amp;&quot;','&quot;&amp;[.D91]&amp;&quot;',&quot;&amp;[.E91]&amp;&quot;,'&quot;&amp;[.F91]&amp;&quot;','&quot;&amp;[.G91]&amp;&quot;','&quot;&amp;[.H91]&amp;&quot;');&quot;" office:value-type="string" office:string-value="insert into zawodnicy(imie, nazwisko, plec, poziom, pozycja, menu, rozmiar) values ('Marian','Bąk','M',8,'handler','mięso','XS');">
            <text:p>insert into zawodnicy(imie, nazwisko, plec, poziom, pozycja, menu, rozmiar) values ('Marian','Bąk','M',8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2]&amp;&quot;','&quot;&amp;[.C92]&amp;&quot;','&quot;&amp;[.D92]&amp;&quot;',&quot;&amp;[.E92]&amp;&quot;,'&quot;&amp;[.F92]&amp;&quot;','&quot;&amp;[.G92]&amp;&quot;','&quot;&amp;[.H92]&amp;&quot;');&quot;" office:value-type="string" office:string-value="insert into zawodnicy(imie, nazwisko, plec, poziom, pozycja, menu, rozmiar) values ('Jarosław','Jasiński','M',6,'handler','mięso','M');">
            <text:p>insert into zawodnicy(imie, nazwisko, plec, poziom, pozycja, menu, rozmiar) values ('Jarosław','Jasiński','M',6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cin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93]&amp;&quot;','&quot;&amp;[.C93]&amp;&quot;','&quot;&amp;[.D93]&amp;&quot;',&quot;&amp;[.E93]&amp;&quot;,'&quot;&amp;[.F93]&amp;&quot;','&quot;&amp;[.G93]&amp;&quot;','&quot;&amp;[.H93]&amp;&quot;');&quot;" office:value-type="string" office:string-value="insert into zawodnicy(imie, nazwisko, plec, poziom, pozycja, menu, rozmiar) values ('Marcin','Ostrowski','M',4,'handler','mięso','XL');">
            <text:p>insert into zawodnicy(imie, nazwisko, plec, poziom, pozycja, menu, rozmiar) values ('Marcin','Ostrowski','M',4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94]&amp;&quot;','&quot;&amp;[.C94]&amp;&quot;','&quot;&amp;[.D94]&amp;&quot;',&quot;&amp;[.E94]&amp;&quot;,'&quot;&amp;[.F94]&amp;&quot;','&quot;&amp;[.G94]&amp;&quot;','&quot;&amp;[.H94]&amp;&quot;');&quot;" office:value-type="string" office:string-value="insert into zawodnicy(imie, nazwisko, plec, poziom, pozycja, menu, rozmiar) values ('Rafał','Sawicki','M',4,'cutter','mięso','L');">
            <text:p>insert into zawodnicy(imie, nazwisko, plec, poziom, pozycja, menu, rozmiar) values ('Rafał','Sawicki','M',4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Stępień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5]&amp;&quot;','&quot;&amp;[.C95]&amp;&quot;','&quot;&amp;[.D95]&amp;&quot;',&quot;&amp;[.E95]&amp;&quot;,'&quot;&amp;[.F95]&amp;&quot;','&quot;&amp;[.G95]&amp;&quot;','&quot;&amp;[.H95]&amp;&quot;');&quot;" office:value-type="string" office:string-value="insert into zawodnicy(imie, nazwisko, plec, poziom, pozycja, menu, rozmiar) values ('Stanisław','Stępień','M',7,'cutter','mięso','XS');">
            <text:p>insert into zawodnicy(imie, nazwisko, plec, poziom, pozycja, menu, rozmiar) values ('Stanisław','Stępień','M',7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96]&amp;&quot;','&quot;&amp;[.C96]&amp;&quot;','&quot;&amp;[.D96]&amp;&quot;',&quot;&amp;[.E96]&amp;&quot;,'&quot;&amp;[.F96]&amp;&quot;','&quot;&amp;[.G96]&amp;&quot;','&quot;&amp;[.H96]&amp;&quot;');&quot;" office:value-type="string" office:string-value="insert into zawodnicy(imie, nazwisko, plec, poziom, pozycja, menu, rozmiar) values ('Władysław','Zakrzewski','M',4,'handler','mięso','S');">
            <text:p>insert into zawodnicy(imie, nazwisko, plec, poziom, pozycja, menu, rozmiar) values ('Władysław','Zakrzewski','M',4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7]&amp;&quot;','&quot;&amp;[.C97]&amp;&quot;','&quot;&amp;[.D97]&amp;&quot;',&quot;&amp;[.E97]&amp;&quot;,'&quot;&amp;[.F97]&amp;&quot;','&quot;&amp;[.G97]&amp;&quot;','&quot;&amp;[.H97]&amp;&quot;');&quot;" office:value-type="string" office:string-value="insert into zawodnicy(imie, nazwisko, plec, poziom, pozycja, menu, rozmiar) values ('Stanisław','Ziółkowski','M',6,'handler','mięso','XS');">
            <text:p>insert into zawodnicy(imie, nazwisko, plec, poziom, pozycja, menu, rozmiar) values ('Stanisław','Ziółkowski','M',6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rosław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98]&amp;&quot;','&quot;&amp;[.C98]&amp;&quot;','&quot;&amp;[.D98]&amp;&quot;',&quot;&amp;[.E98]&amp;&quot;,'&quot;&amp;[.F98]&amp;&quot;','&quot;&amp;[.G98]&amp;&quot;','&quot;&amp;[.H98]&amp;&quot;');&quot;" office:value-type="string" office:string-value="insert into zawodnicy(imie, nazwisko, plec, poziom, pozycja, menu, rozmiar) values ('Mirosław','Mazurek','M',4,'cutter','mięso','XL');">
            <text:p>insert into zawodnicy(imie, nazwisko, plec, poziom, pozycja, menu, rozmiar) values ('Mirosław','Mazurek','M',4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otr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99]&amp;&quot;','&quot;&amp;[.C99]&amp;&quot;','&quot;&amp;[.D99]&amp;&quot;',&quot;&amp;[.E99]&amp;&quot;,'&quot;&amp;[.F99]&amp;&quot;','&quot;&amp;[.G99]&amp;&quot;','&quot;&amp;[.H99]&amp;&quot;');&quot;" office:value-type="string" office:string-value="insert into zawodnicy(imie, nazwisko, plec, poziom, pozycja, menu, rozmiar) values ('Piotr','Baran','M',7,'handler','mięso','XL');">
            <text:p>insert into zawodnicy(imie, nazwisko, plec, poziom, pozycja, menu, rozmiar) values ('Piotr','Baran','M',7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0]&amp;&quot;','&quot;&amp;[.C100]&amp;&quot;','&quot;&amp;[.D100]&amp;&quot;',&quot;&amp;[.E100]&amp;&quot;,'&quot;&amp;[.F100]&amp;&quot;','&quot;&amp;[.G100]&amp;&quot;','&quot;&amp;[.H100]&amp;&quot;');&quot;" office:value-type="string" office:string-value="insert into zawodnicy(imie, nazwisko, plec, poziom, pozycja, menu, rozmiar) values ('Łukasz','Ostrowski','M',3,'handler','mięso','XL');">
            <text:p>insert into zawodnicy(imie, nazwisko, plec, poziom, pozycja, menu, rozmiar) values ('Łukasz','Ostrowski','M',3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m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1]&amp;&quot;','&quot;&amp;[.C101]&amp;&quot;','&quot;&amp;[.D101]&amp;&quot;',&quot;&amp;[.E101]&amp;&quot;,'&quot;&amp;[.F101]&amp;&quot;','&quot;&amp;[.G101]&amp;&quot;','&quot;&amp;[.H101]&amp;&quot;');&quot;" office:value-type="string" office:string-value="insert into zawodnicy(imie, nazwisko, plec, poziom, pozycja, menu, rozmiar) values ('Damian','Zając','M',9,'cutter','mięso','M');">
            <text:p>insert into zawodnicy(imie, nazwisko, plec, poziom, pozycja, menu, rozmiar) values ('Damian','Zając','M',9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02]&amp;&quot;','&quot;&amp;[.C102]&amp;&quot;','&quot;&amp;[.D102]&amp;&quot;',&quot;&amp;[.E102]&amp;&quot;,'&quot;&amp;[.F102]&amp;&quot;','&quot;&amp;[.G102]&amp;&quot;','&quot;&amp;[.H102]&amp;&quot;');&quot;" office:value-type="string" office:string-value="insert into zawodnicy(imie, nazwisko, plec, poziom, pozycja, menu, rozmiar) values ('Roman','Jaworski','M',7,'cutter','mięso','L');">
            <text:p>insert into zawodnicy(imie, nazwisko, plec, poziom, pozycja, menu, rozmiar) values ('Roman','Jaworski','M',7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3]&amp;&quot;','&quot;&amp;[.C103]&amp;&quot;','&quot;&amp;[.D103]&amp;&quot;',&quot;&amp;[.E103]&amp;&quot;,'&quot;&amp;[.F103]&amp;&quot;','&quot;&amp;[.G103]&amp;&quot;','&quot;&amp;[.H103]&amp;&quot;');&quot;" office:value-type="string" office:string-value="insert into zawodnicy(imie, nazwisko, plec, poziom, pozycja, menu, rozmiar) values ('Jakub','Wasilewski','M',10,'cutter','mięso','XL');">
            <text:p>insert into zawodnicy(imie, nazwisko, plec, poziom, pozycja, menu, rozmiar) values ('Jakub','Wasilewski','M',10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bert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04]&amp;&quot;','&quot;&amp;[.C104]&amp;&quot;','&quot;&amp;[.D104]&amp;&quot;',&quot;&amp;[.E104]&amp;&quot;,'&quot;&amp;[.F104]&amp;&quot;','&quot;&amp;[.G104]&amp;&quot;','&quot;&amp;[.H104]&amp;&quot;');&quot;" office:value-type="string" office:string-value="insert into zawodnicy(imie, nazwisko, plec, poziom, pozycja, menu, rozmiar) values ('Robert','Kalinowski','M',7,'handler','mięso','L');">
            <text:p>insert into zawodnicy(imie, nazwisko, plec, poziom, pozycja, menu, rozmiar) values ('Robert','Kalinowski','M',7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ojciech</text:p>
          </table:table-cell>
          <table:table-cell office:value-type="string">
            <text:p>Wieczore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5]&amp;&quot;','&quot;&amp;[.C105]&amp;&quot;','&quot;&amp;[.D105]&amp;&quot;',&quot;&amp;[.E105]&amp;&quot;,'&quot;&amp;[.F105]&amp;&quot;','&quot;&amp;[.G105]&amp;&quot;','&quot;&amp;[.H105]&amp;&quot;');&quot;" office:value-type="string" office:string-value="insert into zawodnicy(imie, nazwisko, plec, poziom, pozycja, menu, rozmiar) values ('Wojciech','Wieczorek','M',4,'cutter','mięso','M');">
            <text:p>insert into zawodnicy(imie, nazwisko, plec, poziom, pozycja, menu, rozmiar) values ('Wojciech','Wieczorek','M',4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6]&amp;&quot;','&quot;&amp;[.C106]&amp;&quot;','&quot;&amp;[.D106]&amp;&quot;',&quot;&amp;[.E106]&amp;&quot;,'&quot;&amp;[.F106]&amp;&quot;','&quot;&amp;[.G106]&amp;&quot;','&quot;&amp;[.H106]&amp;&quot;');&quot;" office:value-type="string" office:string-value="insert into zawodnicy(imie, nazwisko, plec, poziom, pozycja, menu, rozmiar) values ('Łukasz','Rutkowski','M',10,'handler','mięso','M');">
            <text:p>insert into zawodnicy(imie, nazwisko, plec, poziom, pozycja, menu, rozmiar) values ('Łukasz','Rutkowski','M',10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Kaczmare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7]&amp;&quot;','&quot;&amp;[.C107]&amp;&quot;','&quot;&amp;[.D107]&amp;&quot;',&quot;&amp;[.E107]&amp;&quot;,'&quot;&amp;[.F107]&amp;&quot;','&quot;&amp;[.G107]&amp;&quot;','&quot;&amp;[.H107]&amp;&quot;');&quot;" office:value-type="string" office:string-value="insert into zawodnicy(imie, nazwisko, plec, poziom, pozycja, menu, rozmiar) values ('Roman','Kaczmarek','M',9,'cutter','mięso','M');">
            <text:p>insert into zawodnicy(imie, nazwisko, plec, poziom, pozycja, menu, rozmiar) values ('Roman','Kaczmarek','M',9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8]&amp;&quot;','&quot;&amp;[.C108]&amp;&quot;','&quot;&amp;[.D108]&amp;&quot;',&quot;&amp;[.E108]&amp;&quot;,'&quot;&amp;[.F108]&amp;&quot;','&quot;&amp;[.G108]&amp;&quot;','&quot;&amp;[.H108]&amp;&quot;');&quot;" office:value-type="string" office:string-value="insert into zawodnicy(imie, nazwisko, plec, poziom, pozycja, menu, rozmiar) values ('Sebastian','Nowakowski','M',9,'handler','mięso','M');">
            <text:p>insert into zawodnicy(imie, nazwisko, plec, poziom, pozycja, menu, rozmiar) values ('Sebastian','Nowakowski','M',9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Michala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09]&amp;&quot;','&quot;&amp;[.C109]&amp;&quot;','&quot;&amp;[.D109]&amp;&quot;',&quot;&amp;[.E109]&amp;&quot;,'&quot;&amp;[.F109]&amp;&quot;','&quot;&amp;[.G109]&amp;&quot;','&quot;&amp;[.H109]&amp;&quot;');&quot;" office:value-type="string" office:string-value="insert into zawodnicy(imie, nazwisko, plec, poziom, pozycja, menu, rozmiar) values ('Rafał','Michalak','M',5,'handler','mięso','XS');">
            <text:p>insert into zawodnicy(imie, nazwisko, plec, poziom, pozycja, menu, rozmiar) values ('Rafał','Michalak','M',5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0]&amp;&quot;','&quot;&amp;[.C110]&amp;&quot;','&quot;&amp;[.D110]&amp;&quot;',&quot;&amp;[.E110]&amp;&quot;,'&quot;&amp;[.F110]&amp;&quot;','&quot;&amp;[.G110]&amp;&quot;','&quot;&amp;[.H110]&amp;&quot;');&quot;" office:value-type="string" office:string-value="insert into zawodnicy(imie, nazwisko, plec, poziom, pozycja, menu, rozmiar) values ('Czesław','Jakubowski','M',3,'handler','mięso','XL');">
            <text:p>insert into zawodnicy(imie, nazwisko, plec, poziom, pozycja, menu, rozmiar) values ('Czesław','Jakubowski','M',3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esław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11]&amp;&quot;','&quot;&amp;[.C111]&amp;&quot;','&quot;&amp;[.D111]&amp;&quot;',&quot;&amp;[.E111]&amp;&quot;,'&quot;&amp;[.F111]&amp;&quot;','&quot;&amp;[.G111]&amp;&quot;','&quot;&amp;[.H111]&amp;&quot;');&quot;" office:value-type="string" office:string-value="insert into zawodnicy(imie, nazwisko, plec, poziom, pozycja, menu, rozmiar) values ('Wiesław','Nowicki','M',1,'cutter','mięso','M');">
            <text:p>insert into zawodnicy(imie, nazwisko, plec, poziom, pozycja, menu, rozmiar) values ('Wiesław','Nowicki','M',1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niel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12]&amp;&quot;','&quot;&amp;[.C112]&amp;&quot;','&quot;&amp;[.D112]&amp;&quot;',&quot;&amp;[.E112]&amp;&quot;,'&quot;&amp;[.F112]&amp;&quot;','&quot;&amp;[.G112]&amp;&quot;','&quot;&amp;[.H112]&amp;&quot;');&quot;" office:value-type="string" office:string-value="insert into zawodnicy(imie, nazwisko, plec, poziom, pozycja, menu, rozmiar) values ('Daniel','Sokołowski','M',9,'handler','mięso','M');">
            <text:p>insert into zawodnicy(imie, nazwisko, plec, poziom, pozycja, menu, rozmiar) values ('Daniel','Sokołowski','M',9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ławomi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3]&amp;&quot;','&quot;&amp;[.C113]&amp;&quot;','&quot;&amp;[.D113]&amp;&quot;',&quot;&amp;[.E113]&amp;&quot;,'&quot;&amp;[.F113]&amp;&quot;','&quot;&amp;[.G113]&amp;&quot;','&quot;&amp;[.H113]&amp;&quot;');&quot;" office:value-type="string" office:string-value="insert into zawodnicy(imie, nazwisko, plec, poziom, pozycja, menu, rozmiar) values ('Sławomir','Mazurek','M',5,'cutter','wege','XL');">
            <text:p>insert into zawodnicy(imie, nazwisko, plec, poziom, pozycja, menu, rozmiar) values ('Sławomir','Mazurek','M',5,'cutt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4]&amp;&quot;','&quot;&amp;[.C114]&amp;&quot;','&quot;&amp;[.D114]&amp;&quot;',&quot;&amp;[.E114]&amp;&quot;,'&quot;&amp;[.F114]&amp;&quot;','&quot;&amp;[.G114]&amp;&quot;','&quot;&amp;[.H114]&amp;&quot;');&quot;" office:value-type="string" office:string-value="insert into zawodnicy(imie, nazwisko, plec, poziom, pozycja, menu, rozmiar) values ('Marek','Zając','M',1,'handler','mięso','XS');">
            <text:p>insert into zawodnicy(imie, nazwisko, plec, poziom, pozycja, menu, rozmiar) values ('Marek','Zając','M',1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5]&amp;&quot;','&quot;&amp;[.C115]&amp;&quot;','&quot;&amp;[.D115]&amp;&quot;',&quot;&amp;[.E115]&amp;&quot;,'&quot;&amp;[.F115]&amp;&quot;','&quot;&amp;[.G115]&amp;&quot;','&quot;&amp;[.H115]&amp;&quot;');&quot;" office:value-type="string" office:string-value="insert into zawodnicy(imie, nazwisko, plec, poziom, pozycja, menu, rozmiar) values ('Ryszard','Laskowski','M',10,'cutter','mięso','XS');">
            <text:p>insert into zawodnicy(imie, nazwisko, plec, poziom, pozycja, menu, rozmiar) values ('Ryszard','Laskowski','M',10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16]&amp;&quot;','&quot;&amp;[.C116]&amp;&quot;','&quot;&amp;[.D116]&amp;&quot;',&quot;&amp;[.E116]&amp;&quot;,'&quot;&amp;[.F116]&amp;&quot;','&quot;&amp;[.G116]&amp;&quot;','&quot;&amp;[.H116]&amp;&quot;');&quot;" office:value-type="string" office:string-value="insert into zawodnicy(imie, nazwisko, plec, poziom, pozycja, menu, rozmiar) values ('Jarosław','Kalinowski','M',6,'handler','mięso','L');">
            <text:p>insert into zawodnicy(imie, nazwisko, plec, poziom, pozycja, menu, rozmiar) values ('Jarosław','Kalinowski','M',6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bigniew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7]&amp;&quot;','&quot;&amp;[.C117]&amp;&quot;','&quot;&amp;[.D117]&amp;&quot;',&quot;&amp;[.E117]&amp;&quot;,'&quot;&amp;[.F117]&amp;&quot;','&quot;&amp;[.G117]&amp;&quot;','&quot;&amp;[.H117]&amp;&quot;');&quot;" office:value-type="string" office:string-value="insert into zawodnicy(imie, nazwisko, plec, poziom, pozycja, menu, rozmiar) values ('Zbigniew','Kowalski','M',8,'handler','mięso','XS');">
            <text:p>insert into zawodnicy(imie, nazwisko, plec, poziom, pozycja, menu, rozmiar) values ('Zbigniew','Kowalski','M',8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18]&amp;&quot;','&quot;&amp;[.C118]&amp;&quot;','&quot;&amp;[.D118]&amp;&quot;',&quot;&amp;[.E118]&amp;&quot;,'&quot;&amp;[.F118]&amp;&quot;','&quot;&amp;[.G118]&amp;&quot;','&quot;&amp;[.H118]&amp;&quot;');&quot;" office:value-type="string" office:string-value="insert into zawodnicy(imie, nazwisko, plec, poziom, pozycja, menu, rozmiar) values ('Czesław','Jasiński','M',10,'cutter','mięso','S');">
            <text:p>insert into zawodnicy(imie, nazwisko, plec, poziom, pozycja, menu, rozmiar) values ('Czesław','Jasiński','M',10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mia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9]&amp;&quot;','&quot;&amp;[.C119]&amp;&quot;','&quot;&amp;[.D119]&amp;&quot;',&quot;&amp;[.E119]&amp;&quot;,'&quot;&amp;[.F119]&amp;&quot;','&quot;&amp;[.G119]&amp;&quot;','&quot;&amp;[.H119]&amp;&quot;');&quot;" office:value-type="string" office:string-value="insert into zawodnicy(imie, nazwisko, plec, poziom, pozycja, menu, rozmiar) values ('Damian','Zalewski','M',5,'cutter','mięso','XS');">
            <text:p>insert into zawodnicy(imie, nazwisko, plec, poziom, pozycja, menu, rozmiar) values ('Damian','Zalewski','M',5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drzej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0]&amp;&quot;','&quot;&amp;[.C120]&amp;&quot;','&quot;&amp;[.D120]&amp;&quot;',&quot;&amp;[.E120]&amp;&quot;,'&quot;&amp;[.F120]&amp;&quot;','&quot;&amp;[.G120]&amp;&quot;','&quot;&amp;[.H120]&amp;&quot;');&quot;" office:value-type="string" office:string-value="insert into zawodnicy(imie, nazwisko, plec, poziom, pozycja, menu, rozmiar) values ('Andrzej','Głowacki','M',2,'cutter','mięso','S');">
            <text:p>insert into zawodnicy(imie, nazwisko, plec, poziom, pozycja, menu, rozmiar) values ('Andrzej','Głowacki','M',2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ławomir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21]&amp;&quot;','&quot;&amp;[.C121]&amp;&quot;','&quot;&amp;[.D121]&amp;&quot;',&quot;&amp;[.E121]&amp;&quot;,'&quot;&amp;[.F121]&amp;&quot;','&quot;&amp;[.G121]&amp;&quot;','&quot;&amp;[.H121]&amp;&quot;');&quot;" office:value-type="string" office:string-value="insert into zawodnicy(imie, nazwisko, plec, poziom, pozycja, menu, rozmiar) values ('Sławomir','Szulc','M',2,'cutter','mięso','XL');">
            <text:p>insert into zawodnicy(imie, nazwisko, plec, poziom, pozycja, menu, rozmiar) values ('Sławomir','Szulc','M',2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otr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2]&amp;&quot;','&quot;&amp;[.C122]&amp;&quot;','&quot;&amp;[.D122]&amp;&quot;',&quot;&amp;[.E122]&amp;&quot;,'&quot;&amp;[.F122]&amp;&quot;','&quot;&amp;[.G122]&amp;&quot;','&quot;&amp;[.H122]&amp;&quot;');&quot;" office:value-type="string" office:string-value="insert into zawodnicy(imie, nazwisko, plec, poziom, pozycja, menu, rozmiar) values ('Piotr','Andrzejewski','M',3,'cutter','wege','XS');">
            <text:p>insert into zawodnicy(imie, nazwisko, plec, poziom, pozycja, menu, rozmiar) values ('Piotr','Andrzejewski','M',3,'cutt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Pawla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23]&amp;&quot;','&quot;&amp;[.C123]&amp;&quot;','&quot;&amp;[.D123]&amp;&quot;',&quot;&amp;[.E123]&amp;&quot;,'&quot;&amp;[.F123]&amp;&quot;','&quot;&amp;[.G123]&amp;&quot;','&quot;&amp;[.H123]&amp;&quot;');&quot;" office:value-type="string" office:string-value="insert into zawodnicy(imie, nazwisko, plec, poziom, pozycja, menu, rozmiar) values ('Władysław','Pawlak','M',9,'handler','mięso','M');">
            <text:p>insert into zawodnicy(imie, nazwisko, plec, poziom, pozycja, menu, rozmiar) values ('Władysław','Pawlak','M',9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24]&amp;&quot;','&quot;&amp;[.C124]&amp;&quot;','&quot;&amp;[.D124]&amp;&quot;',&quot;&amp;[.E124]&amp;&quot;,'&quot;&amp;[.F124]&amp;&quot;','&quot;&amp;[.G124]&amp;&quot;','&quot;&amp;[.H124]&amp;&quot;');&quot;" office:value-type="string" office:string-value="insert into zawodnicy(imie, nazwisko, plec, poziom, pozycja, menu, rozmiar) values ('Waldemar','Laskowski','M',10,'handler','mięso','M');">
            <text:p>insert into zawodnicy(imie, nazwisko, plec, poziom, pozycja, menu, rozmiar) values ('Waldemar','Laskowski','M',10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25]&amp;&quot;','&quot;&amp;[.C125]&amp;&quot;','&quot;&amp;[.D125]&amp;&quot;',&quot;&amp;[.E125]&amp;&quot;,'&quot;&amp;[.F125]&amp;&quot;','&quot;&amp;[.G125]&amp;&quot;','&quot;&amp;[.H125]&amp;&quot;');&quot;" office:value-type="string" office:string-value="insert into zawodnicy(imie, nazwisko, plec, poziom, pozycja, menu, rozmiar) values ('Jan','Makowski','M',2,'cutter','mięso','M');">
            <text:p>insert into zawodnicy(imie, nazwisko, plec, poziom, pozycja, menu, rozmiar) values ('Jan','Makowski','M',2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6]&amp;&quot;','&quot;&amp;[.C126]&amp;&quot;','&quot;&amp;[.D126]&amp;&quot;',&quot;&amp;[.E126]&amp;&quot;,'&quot;&amp;[.F126]&amp;&quot;','&quot;&amp;[.G126]&amp;&quot;','&quot;&amp;[.H126]&amp;&quot;');&quot;" office:value-type="string" office:string-value="insert into zawodnicy(imie, nazwisko, plec, poziom, pozycja, menu, rozmiar) values ('Waldemar','Mazurek','M',9,'handler','mięso','S');">
            <text:p>insert into zawodnicy(imie, nazwisko, plec, poziom, pozycja, menu, rozmiar) values ('Waldemar','Mazurek','M',9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7]&amp;&quot;','&quot;&amp;[.C127]&amp;&quot;','&quot;&amp;[.D127]&amp;&quot;',&quot;&amp;[.E127]&amp;&quot;,'&quot;&amp;[.F127]&amp;&quot;','&quot;&amp;[.G127]&amp;&quot;','&quot;&amp;[.H127]&amp;&quot;');&quot;" office:value-type="string" office:string-value="insert into zawodnicy(imie, nazwisko, plec, poziom, pozycja, menu, rozmiar) values ('Jarosław','Sadowski','M',1,'cutter','mięso','XS');">
            <text:p>insert into zawodnicy(imie, nazwisko, plec, poziom, pozycja, menu, rozmiar) values ('Jarosław','Sadowski','M',1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8]&amp;&quot;','&quot;&amp;[.C128]&amp;&quot;','&quot;&amp;[.D128]&amp;&quot;',&quot;&amp;[.E128]&amp;&quot;,'&quot;&amp;[.F128]&amp;&quot;','&quot;&amp;[.G128]&amp;&quot;','&quot;&amp;[.H128]&amp;&quot;');&quot;" office:value-type="string" office:string-value="insert into zawodnicy(imie, nazwisko, plec, poziom, pozycja, menu, rozmiar) values ('Marian','Jankowski','M',3,'cutter','mięso','S');">
            <text:p>insert into zawodnicy(imie, nazwisko, plec, poziom, pozycja, menu, rozmiar) values ('Marian','Jankowski','M',3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29]&amp;&quot;','&quot;&amp;[.C129]&amp;&quot;','&quot;&amp;[.D129]&amp;&quot;',&quot;&amp;[.E129]&amp;&quot;,'&quot;&amp;[.F129]&amp;&quot;','&quot;&amp;[.G129]&amp;&quot;','&quot;&amp;[.H129]&amp;&quot;');&quot;" office:value-type="string" office:string-value="insert into zawodnicy(imie, nazwisko, plec, poziom, pozycja, menu, rozmiar) values ('Jan','Woźniak','M',2,'cutter','mięso','M');">
            <text:p>insert into zawodnicy(imie, nazwisko, plec, poziom, pozycja, menu, rozmiar) values ('Jan','Woźniak','M',2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30]&amp;&quot;','&quot;&amp;[.C130]&amp;&quot;','&quot;&amp;[.D130]&amp;&quot;',&quot;&amp;[.E130]&amp;&quot;,'&quot;&amp;[.F130]&amp;&quot;','&quot;&amp;[.G130]&amp;&quot;','&quot;&amp;[.H130]&amp;&quot;');&quot;" office:value-type="string" office:string-value="insert into zawodnicy(imie, nazwisko, plec, poziom, pozycja, menu, rozmiar) values ('Łukasz','Walczak','M',10,'handler','mięso','XL');">
            <text:p>insert into zawodnicy(imie, nazwisko, plec, poziom, pozycja, menu, rozmiar) values ('Łukasz','Walczak','M',10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Wróbel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31]&amp;&quot;','&quot;&amp;[.C131]&amp;&quot;','&quot;&amp;[.D131]&amp;&quot;',&quot;&amp;[.E131]&amp;&quot;,'&quot;&amp;[.F131]&amp;&quot;','&quot;&amp;[.G131]&amp;&quot;','&quot;&amp;[.H131]&amp;&quot;');&quot;" office:value-type="string" office:string-value="insert into zawodnicy(imie, nazwisko, plec, poziom, pozycja, menu, rozmiar) values ('Jan','Wróbel','M',4,'handler','mięso','XL');">
            <text:p>insert into zawodnicy(imie, nazwisko, plec, poziom, pozycja, menu, rozmiar) values ('Jan','Wróbel','M',4,'handler','mięso','XL');</text:p>
          </table:table-cell>
          <table:table-cell table:number-columns-repeated="3"/>
        </table:table-row>
      </table:table>
      <table:table table:name="wyniki" table:style-name="ta1" table:print="false">
        <table:table-column table:style-name="co4" table:default-cell-style-name="ce4"/>
        <table:table-column table:style-name="co4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zwycięzca</text:p>
          </table:table-cell>
          <table:table-cell table:style-name="ce1" office:value-type="string">
            <text:p>Pkt1</text:p>
          </table:table-cell>
          <table:table-cell table:style-name="ce1" office:value-type="string">
            <text:p>Pkt2</text:p>
          </table:table-cell>
          <table:table-cell table:style-name="ce1" office:value-type="string">
            <text:p>Id_meczu</text:p>
          </table:table-cell>
          <table:table-cell table:style-name="ce1" office:value-type="string">
            <text:p>Do skopiowania</text:p>
          </table:table-cell>
        </table:table-row>
        <table:table-row table:style-name="ro1">
          <table:table-cell table:formula="of:=RAND()" office:value-type="float" office:value="0.259135419037193">
            <text:p>0,259135419</text:p>
          </table:table-cell>
          <table:table-cell table:formula="of:=IF([.A2]&lt;0.5;ROUNDDOWN(15*RAND());15)" office:value-type="float" office:value="5">
            <text:p>5</text:p>
          </table:table-cell>
          <table:table-cell table:formula="of:=IF([.A2]&lt;0.5;15;ROUNDDOWN(15*RAND()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&quot;update mecze set kto_pkt = &quot; &amp; [.B2] &amp; &quot;, z_kim_pkt = &quot; &amp; [.C2]&amp;&quot; where id = &quot; &amp; [.D2] &amp;&quot;;&quot;" office:value-type="string" office:string-value="update mecze set kto_pkt = 5, z_kim_pkt = 15 where id = 1;">
            <text:p>update mecze set kto_pkt = 5, z_kim_pkt = 15 where id = 1;</text:p>
          </table:table-cell>
        </table:table-row>
        <table:table-row table:style-name="ro1">
          <table:table-cell table:formula="of:=RAND()" office:value-type="float" office:value="0.738560762954876">
            <text:p>0,738560763</text:p>
          </table:table-cell>
          <table:table-cell table:formula="of:=IF([.A3]&lt;0.5;ROUNDDOWN(15*RAND());15)" office:value-type="float" office:value="15">
            <text:p>15</text:p>
          </table:table-cell>
          <table:table-cell table:formula="of:=IF([.A3]&lt;0.5;15;ROUNDDOWN(15*RAND()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&quot;update mecze set kto_pkt = &quot; &amp; [.B3] &amp; &quot;, z_kim_pkt = &quot; &amp; [.C3]&amp;&quot; where id = &quot; &amp; [.D3] &amp;&quot;;&quot;" office:value-type="string" office:string-value="update mecze set kto_pkt = 15, z_kim_pkt = 4 where id = 2;">
            <text:p>update mecze set kto_pkt = 15, z_kim_pkt = 4 where id = 2;</text:p>
          </table:table-cell>
        </table:table-row>
        <table:table-row table:style-name="ro1">
          <table:table-cell table:formula="of:=RAND()" office:value-type="float" office:value="0.370354807004333">
            <text:p>0,370354807</text:p>
          </table:table-cell>
          <table:table-cell table:formula="of:=IF([.A4]&lt;0.5;ROUNDDOWN(15*RAND());15)" office:value-type="float" office:value="10">
            <text:p>10</text:p>
          </table:table-cell>
          <table:table-cell table:formula="of:=IF([.A4]&lt;0.5;15;ROUNDDOWN(15*RAND()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&quot;update mecze set kto_pkt = &quot; &amp; [.B4] &amp; &quot;, z_kim_pkt = &quot; &amp; [.C4]&amp;&quot; where id = &quot; &amp; [.D4] &amp;&quot;;&quot;" office:value-type="string" office:string-value="update mecze set kto_pkt = 10, z_kim_pkt = 15 where id = 3;">
            <text:p>update mecze set kto_pkt = 10, z_kim_pkt = 15 where id = 3;</text:p>
          </table:table-cell>
        </table:table-row>
        <table:table-row table:style-name="ro1">
          <table:table-cell table:formula="of:=RAND()" office:value-type="float" office:value="0.362366112414747">
            <text:p>0,3623661124</text:p>
          </table:table-cell>
          <table:table-cell table:formula="of:=IF([.A5]&lt;0.5;ROUNDDOWN(15*RAND());15)" office:value-type="float" office:value="11">
            <text:p>11</text:p>
          </table:table-cell>
          <table:table-cell table:formula="of:=IF([.A5]&lt;0.5;15;ROUNDDOWN(15*RAND()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&quot;update mecze set kto_pkt = &quot; &amp; [.B5] &amp; &quot;, z_kim_pkt = &quot; &amp; [.C5]&amp;&quot; where id = &quot; &amp; [.D5] &amp;&quot;;&quot;" office:value-type="string" office:string-value="update mecze set kto_pkt = 11, z_kim_pkt = 15 where id = 4;">
            <text:p>update mecze set kto_pkt = 11, z_kim_pkt = 15 where id = 4;</text:p>
          </table:table-cell>
        </table:table-row>
        <table:table-row table:style-name="ro1">
          <table:table-cell table:formula="of:=RAND()" office:value-type="float" office:value="0.898263696115464">
            <text:p>0,8982636961</text:p>
          </table:table-cell>
          <table:table-cell table:formula="of:=IF([.A6]&lt;0.5;ROUNDDOWN(15*RAND());15)" office:value-type="float" office:value="15">
            <text:p>15</text:p>
          </table:table-cell>
          <table:table-cell table:formula="of:=IF([.A6]&lt;0.5;15;ROUNDDOWN(15*RAND()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&quot;update mecze set kto_pkt = &quot; &amp; [.B6] &amp; &quot;, z_kim_pkt = &quot; &amp; [.C6]&amp;&quot; where id = &quot; &amp; [.D6] &amp;&quot;;&quot;" office:value-type="string" office:string-value="update mecze set kto_pkt = 15, z_kim_pkt = 10 where id = 5;">
            <text:p>update mecze set kto_pkt = 15, z_kim_pkt = 10 where id = 5;</text:p>
          </table:table-cell>
        </table:table-row>
        <table:table-row table:style-name="ro1">
          <table:table-cell table:formula="of:=RAND()" office:value-type="float" office:value="0.193483175709844">
            <text:p>0,1934831757</text:p>
          </table:table-cell>
          <table:table-cell table:formula="of:=IF([.A7]&lt;0.5;ROUNDDOWN(15*RAND());15)" office:value-type="float" office:value="2">
            <text:p>2</text:p>
          </table:table-cell>
          <table:table-cell table:formula="of:=IF([.A7]&lt;0.5;15;ROUNDDOWN(15*RAND()))"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&quot;update mecze set kto_pkt = &quot; &amp; [.B7] &amp; &quot;, z_kim_pkt = &quot; &amp; [.C7]&amp;&quot; where id = &quot; &amp; [.D7] &amp;&quot;;&quot;" office:value-type="string" office:string-value="update mecze set kto_pkt = 2, z_kim_pkt = 15 where id = 6;">
            <text:p>update mecze set kto_pkt = 2, z_kim_pkt = 15 where id = 6;</text:p>
          </table:table-cell>
        </table:table-row>
        <table:table-row table:style-name="ro1">
          <table:table-cell table:formula="of:=RAND()" office:value-type="float" office:value="0.245454625925049">
            <text:p>0,2454546259</text:p>
          </table:table-cell>
          <table:table-cell table:formula="of:=IF([.A8]&lt;0.5;ROUNDDOWN(15*RAND());15)" office:value-type="float" office:value="1">
            <text:p>1</text:p>
          </table:table-cell>
          <table:table-cell table:formula="of:=IF([.A8]&lt;0.5;15;ROUNDDOWN(15*RAND()))"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&quot;update mecze set kto_pkt = &quot; &amp; [.B8] &amp; &quot;, z_kim_pkt = &quot; &amp; [.C8]&amp;&quot; where id = &quot; &amp; [.D8] &amp;&quot;;&quot;" office:value-type="string" office:string-value="update mecze set kto_pkt = 1, z_kim_pkt = 15 where id = 7;">
            <text:p>update mecze set kto_pkt = 1, z_kim_pkt = 15 where id = 7;</text:p>
          </table:table-cell>
        </table:table-row>
        <table:table-row table:style-name="ro1">
          <table:table-cell table:formula="of:=RAND()" office:value-type="float" office:value="0.760220627533272">
            <text:p>0,7602206275</text:p>
          </table:table-cell>
          <table:table-cell table:formula="of:=IF([.A9]&lt;0.5;ROUNDDOWN(15*RAND());15)" office:value-type="float" office:value="15">
            <text:p>15</text:p>
          </table:table-cell>
          <table:table-cell table:formula="of:=IF([.A9]&lt;0.5;15;ROUNDDOWN(15*RAND()))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&quot;update mecze set kto_pkt = &quot; &amp; [.B9] &amp; &quot;, z_kim_pkt = &quot; &amp; [.C9]&amp;&quot; where id = &quot; &amp; [.D9] &amp;&quot;;&quot;" office:value-type="string" office:string-value="update mecze set kto_pkt = 15, z_kim_pkt = 6 where id = 8;">
            <text:p>update mecze set kto_pkt = 15, z_kim_pkt = 6 where id = 8;</text:p>
          </table:table-cell>
        </table:table-row>
        <table:table-row table:style-name="ro1">
          <table:table-cell table:formula="of:=RAND()" office:value-type="float" office:value="0.457559553906322">
            <text:p>0,4575595539</text:p>
          </table:table-cell>
          <table:table-cell table:formula="of:=IF([.A10]&lt;0.5;ROUNDDOWN(15*RAND());15)" office:value-type="float" office:value="2">
            <text:p>2</text:p>
          </table:table-cell>
          <table:table-cell table:formula="of:=IF([.A10]&lt;0.5;15;ROUNDDOWN(15*RAND())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&quot;update mecze set kto_pkt = &quot; &amp; [.B10] &amp; &quot;, z_kim_pkt = &quot; &amp; [.C10]&amp;&quot; where id = &quot; &amp; [.D10] &amp;&quot;;&quot;" office:value-type="string" office:string-value="update mecze set kto_pkt = 2, z_kim_pkt = 15 where id = 9;">
            <text:p>update mecze set kto_pkt = 2, z_kim_pkt = 15 where id = 9;</text:p>
          </table:table-cell>
        </table:table-row>
        <table:table-row table:style-name="ro1">
          <table:table-cell table:formula="of:=RAND()" office:value-type="float" office:value="0.153728027828038">
            <text:p>0,1537280278</text:p>
          </table:table-cell>
          <table:table-cell table:formula="of:=IF([.A11]&lt;0.5;ROUNDDOWN(15*RAND());15)" office:value-type="float" office:value="3">
            <text:p>3</text:p>
          </table:table-cell>
          <table:table-cell table:formula="of:=IF([.A11]&lt;0.5;15;ROUNDDOWN(15*RAND()))"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&quot;update mecze set kto_pkt = &quot; &amp; [.B11] &amp; &quot;, z_kim_pkt = &quot; &amp; [.C11]&amp;&quot; where id = &quot; &amp; [.D11] &amp;&quot;;&quot;" office:value-type="string" office:string-value="update mecze set kto_pkt = 3, z_kim_pkt = 15 where id = 10;">
            <text:p>update mecze set kto_pkt = 3, z_kim_pkt = 15 where id = 10;</text:p>
          </table:table-cell>
        </table:table-row>
        <table:table-row table:style-name="ro1">
          <table:table-cell table:formula="of:=RAND()" office:value-type="float" office:value="0.854428277583793">
            <text:p>0,8544282776</text:p>
          </table:table-cell>
          <table:table-cell table:formula="of:=IF([.A12]&lt;0.5;ROUNDDOWN(15*RAND());15)" office:value-type="float" office:value="15">
            <text:p>15</text:p>
          </table:table-cell>
          <table:table-cell table:formula="of:=IF([.A12]&lt;0.5;15;ROUNDDOWN(15*RAND()))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&quot;update mecze set kto_pkt = &quot; &amp; [.B12] &amp; &quot;, z_kim_pkt = &quot; &amp; [.C12]&amp;&quot; where id = &quot; &amp; [.D12] &amp;&quot;;&quot;" office:value-type="string" office:string-value="update mecze set kto_pkt = 15, z_kim_pkt = 9 where id = 11;">
            <text:p>update mecze set kto_pkt = 15, z_kim_pkt = 9 where id = 11;</text:p>
          </table:table-cell>
        </table:table-row>
        <table:table-row table:style-name="ro1">
          <table:table-cell table:formula="of:=RAND()" office:value-type="float" office:value="0.82137962966226">
            <text:p>0,8213796297</text:p>
          </table:table-cell>
          <table:table-cell table:formula="of:=IF([.A13]&lt;0.5;ROUNDDOWN(15*RAND());15)" office:value-type="float" office:value="15">
            <text:p>15</text:p>
          </table:table-cell>
          <table:table-cell table:formula="of:=IF([.A13]&lt;0.5;15;ROUNDDOWN(15*RAND()))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&quot;update mecze set kto_pkt = &quot; &amp; [.B13] &amp; &quot;, z_kim_pkt = &quot; &amp; [.C13]&amp;&quot; where id = &quot; &amp; [.D13] &amp;&quot;;&quot;" office:value-type="string" office:string-value="update mecze set kto_pkt = 15, z_kim_pkt = 10 where id = 12;">
            <text:p>update mecze set kto_pkt = 15, z_kim_pkt = 10 where id = 12;</text:p>
          </table:table-cell>
        </table:table-row>
        <table:table-row table:style-name="ro1">
          <table:table-cell table:formula="of:=RAND()" office:value-type="float" office:value="0.0894757162313908">
            <text:p>0,0894757162</text:p>
          </table:table-cell>
          <table:table-cell table:formula="of:=IF([.A14]&lt;0.5;ROUNDDOWN(15*RAND());15)" office:value-type="float" office:value="10">
            <text:p>10</text:p>
          </table:table-cell>
          <table:table-cell table:formula="of:=IF([.A14]&lt;0.5;15;ROUNDDOWN(15*RAND()))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&quot;update mecze set kto_pkt = &quot; &amp; [.B14] &amp; &quot;, z_kim_pkt = &quot; &amp; [.C14]&amp;&quot; where id = &quot; &amp; [.D14] &amp;&quot;;&quot;" office:value-type="string" office:string-value="update mecze set kto_pkt = 10, z_kim_pkt = 15 where id = 13;">
            <text:p>update mecze set kto_pkt = 10, z_kim_pkt = 15 where id = 13;</text:p>
          </table:table-cell>
        </table:table-row>
        <table:table-row table:style-name="ro1">
          <table:table-cell table:formula="of:=RAND()" office:value-type="float" office:value="0.829430448124185">
            <text:p>0,8294304481</text:p>
          </table:table-cell>
          <table:table-cell table:formula="of:=IF([.A15]&lt;0.5;ROUNDDOWN(15*RAND());15)" office:value-type="float" office:value="15">
            <text:p>15</text:p>
          </table:table-cell>
          <table:table-cell table:formula="of:=IF([.A15]&lt;0.5;15;ROUNDDOWN(15*RAND()))"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&quot;update mecze set kto_pkt = &quot; &amp; [.B15] &amp; &quot;, z_kim_pkt = &quot; &amp; [.C15]&amp;&quot; where id = &quot; &amp; [.D15] &amp;&quot;;&quot;" office:value-type="string" office:string-value="update mecze set kto_pkt = 15, z_kim_pkt = 7 where id = 14;">
            <text:p>update mecze set kto_pkt = 15, z_kim_pkt = 7 where id = 14;</text:p>
          </table:table-cell>
        </table:table-row>
        <table:table-row table:style-name="ro1">
          <table:table-cell table:formula="of:=RAND()" office:value-type="float" office:value="0.458623831160367">
            <text:p>0,4586238312</text:p>
          </table:table-cell>
          <table:table-cell table:formula="of:=IF([.A16]&lt;0.5;ROUNDDOWN(15*RAND());15)" office:value-type="float" office:value="8">
            <text:p>8</text:p>
          </table:table-cell>
          <table:table-cell table:formula="of:=IF([.A16]&lt;0.5;15;ROUNDDOWN(15*RAND()))" office:value-type="float" office:value="15">
            <text:p>15</text:p>
          </table:table-cell>
          <table:table-cell office:value-type="float" office:value="15">
            <text:p>15</text:p>
          </table:table-cell>
          <table:table-cell table:formula="of:=&quot;update mecze set kto_pkt = &quot; &amp; [.B16] &amp; &quot;, z_kim_pkt = &quot; &amp; [.C16]&amp;&quot; where id = &quot; &amp; [.D16] &amp;&quot;;&quot;" office:value-type="string" office:string-value="update mecze set kto_pkt = 8, z_kim_pkt = 15 where id = 15;">
            <text:p>update mecze set kto_pkt = 8, z_kim_pkt = 15 where id = 15;</text:p>
          </table:table-cell>
        </table:table-row>
        <table:table-row table:style-name="ro1">
          <table:table-cell table:formula="of:=RAND()" office:value-type="float" office:value="0.0266366694122553">
            <text:p>0,0266366694</text:p>
          </table:table-cell>
          <table:table-cell table:formula="of:=IF([.A17]&lt;0.5;ROUNDDOWN(15*RAND());15)" office:value-type="float" office:value="10">
            <text:p>10</text:p>
          </table:table-cell>
          <table:table-cell table:formula="of:=IF([.A17]&lt;0.5;15;ROUNDDOWN(15*RAND()))"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&quot;update mecze set kto_pkt = &quot; &amp; [.B17] &amp; &quot;, z_kim_pkt = &quot; &amp; [.C17]&amp;&quot; where id = &quot; &amp; [.D17] &amp;&quot;;&quot;" office:value-type="string" office:string-value="update mecze set kto_pkt = 10, z_kim_pkt = 15 where id = 16;">
            <text:p>update mecze set kto_pkt = 10, z_kim_pkt = 15 where id = 16;</text:p>
          </table:table-cell>
        </table:table-row>
        <table:table-row table:style-name="ro1">
          <table:table-cell table:formula="of:=RAND()" office:value-type="float" office:value="0.808552163420245">
            <text:p>0,8085521634</text:p>
          </table:table-cell>
          <table:table-cell table:formula="of:=IF([.A18]&lt;0.5;ROUNDDOWN(15*RAND());15)" office:value-type="float" office:value="15">
            <text:p>15</text:p>
          </table:table-cell>
          <table:table-cell table:formula="of:=IF([.A18]&lt;0.5;15;ROUNDDOWN(15*RAND()))"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&quot;update mecze set kto_pkt = &quot; &amp; [.B18] &amp; &quot;, z_kim_pkt = &quot; &amp; [.C18]&amp;&quot; where id = &quot; &amp; [.D18] &amp;&quot;;&quot;" office:value-type="string" office:string-value="update mecze set kto_pkt = 15, z_kim_pkt = 12 where id = 17;">
            <text:p>update mecze set kto_pkt = 15, z_kim_pkt = 12 where id = 17;</text:p>
          </table:table-cell>
        </table:table-row>
        <table:table-row table:style-name="ro1">
          <table:table-cell table:formula="of:=RAND()" office:value-type="float" office:value="0.77730157203041">
            <text:p>0,777301572</text:p>
          </table:table-cell>
          <table:table-cell table:formula="of:=IF([.A19]&lt;0.5;ROUNDDOWN(15*RAND());15)" office:value-type="float" office:value="15">
            <text:p>15</text:p>
          </table:table-cell>
          <table:table-cell table:formula="of:=IF([.A19]&lt;0.5;15;ROUNDDOWN(15*RAND()))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&quot;update mecze set kto_pkt = &quot; &amp; [.B19] &amp; &quot;, z_kim_pkt = &quot; &amp; [.C19]&amp;&quot; where id = &quot; &amp; [.D19] &amp;&quot;;&quot;" office:value-type="string" office:string-value="update mecze set kto_pkt = 15, z_kim_pkt = 0 where id = 18;">
            <text:p>update mecze set kto_pkt = 15, z_kim_pkt = 0 where id = 18;</text:p>
          </table:table-cell>
        </table:table-row>
        <table:table-row table:style-name="ro1">
          <table:table-cell table:formula="of:=RAND()" office:value-type="float" office:value="0.567410080693662">
            <text:p>0,5674100807</text:p>
          </table:table-cell>
          <table:table-cell table:formula="of:=IF([.A20]&lt;0.5;ROUNDDOWN(15*RAND());15)" office:value-type="float" office:value="15">
            <text:p>15</text:p>
          </table:table-cell>
          <table:table-cell table:formula="of:=IF([.A20]&lt;0.5;15;ROUNDDOWN(15*RAND()))"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&quot;update mecze set kto_pkt = &quot; &amp; [.B20] &amp; &quot;, z_kim_pkt = &quot; &amp; [.C20]&amp;&quot; where id = &quot; &amp; [.D20] &amp;&quot;;&quot;" office:value-type="string" office:string-value="update mecze set kto_pkt = 15, z_kim_pkt = 14 where id = 19;">
            <text:p>update mecze set kto_pkt = 15, z_kim_pkt = 14 where id = 19;</text:p>
          </table:table-cell>
        </table:table-row>
        <table:table-row table:style-name="ro1">
          <table:table-cell table:formula="of:=RAND()" office:value-type="float" office:value="0.683286824030802">
            <text:p>0,683286824</text:p>
          </table:table-cell>
          <table:table-cell table:formula="of:=IF([.A21]&lt;0.5;ROUNDDOWN(15*RAND());15)" office:value-type="float" office:value="15">
            <text:p>15</text:p>
          </table:table-cell>
          <table:table-cell table:formula="of:=IF([.A21]&lt;0.5;15;ROUNDDOWN(15*RAND()))"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&quot;update mecze set kto_pkt = &quot; &amp; [.B21] &amp; &quot;, z_kim_pkt = &quot; &amp; [.C21]&amp;&quot; where id = &quot; &amp; [.D21] &amp;&quot;;&quot;" office:value-type="string" office:string-value="update mecze set kto_pkt = 15, z_kim_pkt = 11 where id = 20;">
            <text:p>update mecze set kto_pkt = 15, z_kim_pkt = 11 where id = 20;</text:p>
          </table:table-cell>
        </table:table-row>
        <table:table-row table:style-name="ro1">
          <table:table-cell table:formula="of:=RAND()" office:value-type="float" office:value="0.939850089838728">
            <text:p>0,9398500898</text:p>
          </table:table-cell>
          <table:table-cell table:formula="of:=IF([.A22]&lt;0.5;ROUNDDOWN(15*RAND());15)" office:value-type="float" office:value="15">
            <text:p>15</text:p>
          </table:table-cell>
          <table:table-cell table:formula="of:=IF([.A22]&lt;0.5;15;ROUNDDOWN(15*RAND()))"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&quot;update mecze set kto_pkt = &quot; &amp; [.B22] &amp; &quot;, z_kim_pkt = &quot; &amp; [.C22]&amp;&quot; where id = &quot; &amp; [.D22] &amp;&quot;;&quot;" office:value-type="string" office:string-value="update mecze set kto_pkt = 15, z_kim_pkt = 13 where id = 21;">
            <text:p>update mecze set kto_pkt = 15, z_kim_pkt = 13 where id = 21;</text:p>
          </table:table-cell>
        </table:table-row>
        <table:table-row table:style-name="ro1">
          <table:table-cell table:formula="of:=RAND()" office:value-type="float" office:value="0.972237440058962">
            <text:p>0,9722374401</text:p>
          </table:table-cell>
          <table:table-cell table:formula="of:=IF([.A23]&lt;0.5;ROUNDDOWN(15*RAND());15)" office:value-type="float" office:value="15">
            <text:p>15</text:p>
          </table:table-cell>
          <table:table-cell table:formula="of:=IF([.A23]&lt;0.5;15;ROUNDDOWN(15*RAND()))"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&quot;update mecze set kto_pkt = &quot; &amp; [.B23] &amp; &quot;, z_kim_pkt = &quot; &amp; [.C23]&amp;&quot; where id = &quot; &amp; [.D23] &amp;&quot;;&quot;" office:value-type="string" office:string-value="update mecze set kto_pkt = 15, z_kim_pkt = 14 where id = 22;">
            <text:p>update mecze set kto_pkt = 15, z_kim_pkt = 14 where id = 22;</text:p>
          </table:table-cell>
        </table:table-row>
        <table:table-row table:style-name="ro1">
          <table:table-cell table:formula="of:=RAND()" office:value-type="float" office:value="0.73732250300236">
            <text:p>0,737322503</text:p>
          </table:table-cell>
          <table:table-cell table:formula="of:=IF([.A24]&lt;0.5;ROUNDDOWN(15*RAND());15)" office:value-type="float" office:value="15">
            <text:p>15</text:p>
          </table:table-cell>
          <table:table-cell table:formula="of:=IF([.A24]&lt;0.5;15;ROUNDDOWN(15*RAND()))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&quot;update mecze set kto_pkt = &quot; &amp; [.B24] &amp; &quot;, z_kim_pkt = &quot; &amp; [.C24]&amp;&quot; where id = &quot; &amp; [.D24] &amp;&quot;;&quot;" office:value-type="string" office:string-value="update mecze set kto_pkt = 15, z_kim_pkt = 1 where id = 23;">
            <text:p>update mecze set kto_pkt = 15, z_kim_pkt = 1 where id = 23;</text:p>
          </table:table-cell>
        </table:table-row>
        <table:table-row table:style-name="ro1">
          <table:table-cell table:formula="of:=RAND()" office:value-type="float" office:value="0.726776326773688">
            <text:p>0,7267763268</text:p>
          </table:table-cell>
          <table:table-cell table:formula="of:=IF([.A25]&lt;0.5;ROUNDDOWN(15*RAND());15)" office:value-type="float" office:value="15">
            <text:p>15</text:p>
          </table:table-cell>
          <table:table-cell table:formula="of:=IF([.A25]&lt;0.5;15;ROUNDDOWN(15*RAND()))"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&quot;update mecze set kto_pkt = &quot; &amp; [.B25] &amp; &quot;, z_kim_pkt = &quot; &amp; [.C25]&amp;&quot; where id = &quot; &amp; [.D25] &amp;&quot;;&quot;" office:value-type="string" office:string-value="update mecze set kto_pkt = 15, z_kim_pkt = 10 where id = 24;">
            <text:p>update mecze set kto_pkt = 15, z_kim_pkt = 10 where id = 24;</text:p>
          </table:table-cell>
        </table:table-row>
        <table:table-row table:style-name="ro1">
          <table:table-cell table:formula="of:=RAND()" office:value-type="float" office:value="0.297016958938912">
            <text:p>0,2970169589</text:p>
          </table:table-cell>
          <table:table-cell table:formula="of:=IF([.A26]&lt;0.5;ROUNDDOWN(15*RAND());15)" office:value-type="float" office:value="2">
            <text:p>2</text:p>
          </table:table-cell>
          <table:table-cell table:formula="of:=IF([.A26]&lt;0.5;15;ROUNDDOWN(15*RAND()))"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&quot;update mecze set kto_pkt = &quot; &amp; [.B26] &amp; &quot;, z_kim_pkt = &quot; &amp; [.C26]&amp;&quot; where id = &quot; &amp; [.D26] &amp;&quot;;&quot;" office:value-type="string" office:string-value="update mecze set kto_pkt = 2, z_kim_pkt = 15 where id = 25;">
            <text:p>update mecze set kto_pkt = 2, z_kim_pkt = 15 where id = 25;</text:p>
          </table:table-cell>
        </table:table-row>
        <table:table-row table:style-name="ro1">
          <table:table-cell table:formula="of:=RAND()" office:value-type="float" office:value="0.257090415339917">
            <text:p>0,2570904153</text:p>
          </table:table-cell>
          <table:table-cell table:formula="of:=IF([.A27]&lt;0.5;ROUNDDOWN(15*RAND());15)" office:value-type="float" office:value="0">
            <text:p>0</text:p>
          </table:table-cell>
          <table:table-cell table:formula="of:=IF([.A27]&lt;0.5;15;ROUNDDOWN(15*RAND()))"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&quot;update mecze set kto_pkt = &quot; &amp; [.B27] &amp; &quot;, z_kim_pkt = &quot; &amp; [.C27]&amp;&quot; where id = &quot; &amp; [.D27] &amp;&quot;;&quot;" office:value-type="string" office:string-value="update mecze set kto_pkt = 0, z_kim_pkt = 15 where id = 26;">
            <text:p>update mecze set kto_pkt = 0, z_kim_pkt = 15 where id = 26;</text:p>
          </table:table-cell>
        </table:table-row>
        <table:table-row table:style-name="ro1">
          <table:table-cell table:formula="of:=RAND()" office:value-type="float" office:value="0.281496458686888">
            <text:p>0,2814964587</text:p>
          </table:table-cell>
          <table:table-cell table:formula="of:=IF([.A28]&lt;0.5;ROUNDDOWN(15*RAND());15)" office:value-type="float" office:value="2">
            <text:p>2</text:p>
          </table:table-cell>
          <table:table-cell table:formula="of:=IF([.A28]&lt;0.5;15;ROUNDDOWN(15*RAND()))"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&quot;update mecze set kto_pkt = &quot; &amp; [.B28] &amp; &quot;, z_kim_pkt = &quot; &amp; [.C28]&amp;&quot; where id = &quot; &amp; [.D28] &amp;&quot;;&quot;" office:value-type="string" office:string-value="update mecze set kto_pkt = 2, z_kim_pkt = 15 where id = 27;">
            <text:p>update mecze set kto_pkt = 2, z_kim_pkt = 15 where id = 27;</text:p>
          </table:table-cell>
        </table:table-row>
        <table:table-row table:style-name="ro1">
          <table:table-cell table:formula="of:=RAND()" office:value-type="float" office:value="0.853450900875032">
            <text:p>0,8534509009</text:p>
          </table:table-cell>
          <table:table-cell table:formula="of:=IF([.A29]&lt;0.5;ROUNDDOWN(15*RAND());15)" office:value-type="float" office:value="15">
            <text:p>15</text:p>
          </table:table-cell>
          <table:table-cell table:formula="of:=IF([.A29]&lt;0.5;15;ROUNDDOWN(15*RAND()))"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&quot;update mecze set kto_pkt = &quot; &amp; [.B29] &amp; &quot;, z_kim_pkt = &quot; &amp; [.C29]&amp;&quot; where id = &quot; &amp; [.D29] &amp;&quot;;&quot;" office:value-type="string" office:string-value="update mecze set kto_pkt = 15, z_kim_pkt = 11 where id = 28;">
            <text:p>update mecze set kto_pkt = 15, z_kim_pkt = 11 where id = 28;</text:p>
          </table:table-cell>
        </table:table-row>
        <table:table-row table:style-name="ro1">
          <table:table-cell table:formula="of:=RAND()" office:value-type="float" office:value="0.785175221739337">
            <text:p>0,7851752217</text:p>
          </table:table-cell>
          <table:table-cell table:formula="of:=IF([.A30]&lt;0.5;ROUNDDOWN(15*RAND());15)" office:value-type="float" office:value="15">
            <text:p>15</text:p>
          </table:table-cell>
          <table:table-cell table:formula="of:=IF([.A30]&lt;0.5;15;ROUNDDOWN(15*RAND()))"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&quot;update mecze set kto_pkt = &quot; &amp; [.B30] &amp; &quot;, z_kim_pkt = &quot; &amp; [.C30]&amp;&quot; where id = &quot; &amp; [.D30] &amp;&quot;;&quot;" office:value-type="string" office:string-value="update mecze set kto_pkt = 15, z_kim_pkt = 9 where id = 29;">
            <text:p>update mecze set kto_pkt = 15, z_kim_pkt = 9 where id = 29;</text:p>
          </table:table-cell>
        </table:table-row>
        <table:table-row table:style-name="ro1">
          <table:table-cell table:formula="of:=RAND()" office:value-type="float" office:value="0.119783763773739">
            <text:p>0,1197837638</text:p>
          </table:table-cell>
          <table:table-cell table:formula="of:=IF([.A31]&lt;0.5;ROUNDDOWN(15*RAND());15)" office:value-type="float" office:value="2">
            <text:p>2</text:p>
          </table:table-cell>
          <table:table-cell table:formula="of:=IF([.A31]&lt;0.5;15;ROUNDDOWN(15*RAND()))"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&quot;update mecze set kto_pkt = &quot; &amp; [.B31] &amp; &quot;, z_kim_pkt = &quot; &amp; [.C31]&amp;&quot; where id = &quot; &amp; [.D31] &amp;&quot;;&quot;" office:value-type="string" office:string-value="update mecze set kto_pkt = 2, z_kim_pkt = 15 where id = 30;">
            <text:p>update mecze set kto_pkt = 2, z_kim_pkt = 15 where id = 30;</text:p>
          </table:table-cell>
        </table:table-row>
        <table:table-row table:style-name="ro1">
          <table:table-cell table:formula="of:=RAND()" office:value-type="float" office:value="0.015950636472553">
            <text:p>0,0159506365</text:p>
          </table:table-cell>
          <table:table-cell table:formula="of:=IF([.A32]&lt;0.5;ROUNDDOWN(15*RAND());15)" office:value-type="float" office:value="12">
            <text:p>12</text:p>
          </table:table-cell>
          <table:table-cell table:formula="of:=IF([.A32]&lt;0.5;15;ROUNDDOWN(15*RAND()))"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&quot;update mecze set kto_pkt = &quot; &amp; [.B32] &amp; &quot;, z_kim_pkt = &quot; &amp; [.C32]&amp;&quot; where id = &quot; &amp; [.D32] &amp;&quot;;&quot;" office:value-type="string" office:string-value="update mecze set kto_pkt = 12, z_kim_pkt = 15 where id = 31;">
            <text:p>update mecze set kto_pkt = 12, z_kim_pkt = 15 where id = 31;</text:p>
          </table:table-cell>
        </table:table-row>
        <table:table-row table:style-name="ro1">
          <table:table-cell table:formula="of:=RAND()" office:value-type="float" office:value="0.869863211875781">
            <text:p>0,8698632119</text:p>
          </table:table-cell>
          <table:table-cell table:formula="of:=IF([.A33]&lt;0.5;ROUNDDOWN(15*RAND());15)" office:value-type="float" office:value="15">
            <text:p>15</text:p>
          </table:table-cell>
          <table:table-cell table:formula="of:=IF([.A33]&lt;0.5;15;ROUNDDOWN(15*RAND()))"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&quot;update mecze set kto_pkt = &quot; &amp; [.B33] &amp; &quot;, z_kim_pkt = &quot; &amp; [.C33]&amp;&quot; where id = &quot; &amp; [.D33] &amp;&quot;;&quot;" office:value-type="string" office:string-value="update mecze set kto_pkt = 15, z_kim_pkt = 9 where id = 32;">
            <text:p>update mecze set kto_pkt = 15, z_kim_pkt = 9 where id = 32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6.11.2017</text:date>, <text:time>17:26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1-15T11:35:58.15</meta:creation-date>
    <dc:date>2017-11-16T17:26:32.36</dc:date>
    <dc:creator>Łukasz Janicki</dc:creator>
    <meta:editing-duration>PT1H5M29S</meta:editing-duration>
    <meta:editing-cycles>5</meta:editing-cycles>
    <meta:generator>OpenOffice/4.1.2$Win32 OpenOffice.org_project/412m3$Build-9782</meta:generator>
    <meta:document-statistic meta:table-count="2" meta:cell-count="1228" meta:object-count="0"/>
  </office:meta>
</office:document-meta>
</file>